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7126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dde8cb" fo:font-size="12pt" style:font-size-asian="14pt" style:font-size-complex="14pt"/>
    </style:style>
    <style:style style:name="ce3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rders_has_product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visibility="collapse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2" office:value-type="string" calcext:value-type="string">
            <text:p>order_id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option_id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_item</text:p>
          </table:table-cell>
          <table:table-cell table:style-name="ce2" office:value-type="string" calcext:value-type="string">
            <text:p>shipping_fee</text:p>
          </table:table-cell>
          <table:table-cell table:style-name="ce2" office:value-type="string" calcext:value-type="string">
            <text:p>tax </text:p>
          </table:table-cell>
          <table:table-cell table:style-name="ce2" office:value-type="string" calcext:value-type="string">
            <text:p>total_cost</text:p>
          </table:table-cell>
          <table:table-cell table:style-name="ce2" office:value-type="string" calcext:value-type="string">
            <text:p>order_date</text:p>
          </table:table-cell>
          <table:table-cell table:style-name="ce2" office:value-type="string" calcext:value-type="string">
            <text:p>delivery_date</text:p>
          </table:table-cell>
          <table:table-cell table:style-name="ce2" office:value-type="string" calcext:value-type="string">
            <text:p>product_name</text:p>
          </table:table-cell>
          <table:table-cell table:style-name="ce2" office:value-type="string" calcext:value-type="string">
            <text:p>vendor_id</text:p>
          </table:table-cell>
          <table:table-cell table:style-name="ce2" office:value-type="string" calcext:value-type="string">
            <text:p>vendor_name </text:p>
          </table:table-cell>
          <table:table-cell table:style-name="ce2" office:value-type="string" calcext:value-type="string">
            <text:p>vendor_phone </text:p>
          </table:table-cell>
          <table:table-cell table:style-name="ce2" office:value-type="string" calcext:value-type="string">
            <text:p>vender_email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1" calcext:value-type="float">
            <text:p>1201</text:p>
          </table:table-cell>
          <table:table-cell office:value-type="float" office:value="2" calcext:value-type="float">
            <text:p>2</text:p>
          </table:table-cell>
          <table:table-cell table:formula="of:=VLOOKUP([.$A3];['file:///home/neimv/Projects/master_python/data/orders/order.ods'#$order.$A$1:.$K$8];[.E$1];0)" office:value-type="float" office:value="4" calcext:value-type="float">
            <text:p>4</text:p>
          </table:table-cell>
          <table:table-cell table:formula="of:=VLOOKUP([.$A3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3];['file:///home/neimv/Projects/master_python/data/orders/order.ods'#$order.$A$1:.$K$8];[.G$1];0)" office:value-type="float" office:value="0.0925" calcext:value-type="float">
            <text:p>0.0925</text:p>
          </table:table-cell>
          <table:table-cell table:formula="of:=VLOOKUP([.$A3];['file:///home/neimv/Projects/master_python/data/orders/order.ods'#$order.$A$1:.$K$8];[.H$1];0)" office:value-type="float" office:value="50.02" calcext:value-type="float">
            <text:p>50.02</text:p>
          </table:table-cell>
          <table:table-cell table:formula="of:=VLOOKUP([.$A3];['file:///home/neimv/Projects/master_python/data/orders/order.ods'#$order.$A$1:.$K$8];[.I$1];0)" office:value-type="date" office:date-value="2018-10-17" calcext:value-type="date">
            <text:p>10/17/18</text:p>
          </table:table-cell>
          <table:table-cell table:formula="of:=VLOOKUP([.$A3];['file:///home/neimv/Projects/master_python/data/orders/order.ods'#$order.$A$1:.$K$8];[.J$1];0)" office:value-type="date" office:date-value="2018-10-20" calcext:value-type="date">
            <text:p>10/20/18</text:p>
          </table:table-cell>
          <table:table-cell table:formula="of:=VLOOKUP([.$B3];['file:///home/neimv/Projects/master_python/data/orders/products.ods'#$products.$A$1:.$C$16];[.K$1];0)" office:value-type="string" office:string-value="Macbook Pro (2017)" calcext:value-type="string">
            <text:p>Macbook Pro (2017)</text:p>
          </table:table-cell>
          <table:table-cell table:formula="of:=VLOOKUP([.B3];['file:///home/neimv/Projects/master_python/data/orders/product_sold_vendor.ods'#$product_sold_vendor.$B$1:.$C$16];[.$L$1];0)" office:value-type="float" office:value="5000" calcext:value-type="float">
            <text:p>5000</text:p>
          </table:table-cell>
          <table:table-cell table:formula="of:=HLOOKUP([.$L3];['file:///home/neimv/Projects/master_python/data/orders/vendor.ods'#$vendor.$F$1:.$M$4];[.M$1];0)" office:value-type="string" office:string-value="Apple " calcext:value-type="string">
            <text:p>Apple </text:p>
          </table:table-cell>
          <table:table-cell table:formula="of:=HLOOKUP([.$L3];['file:///home/neimv/Projects/master_python/data/orders/vendor.ods'#$vendor.$F$1:.$M$4];[.N$1];0)" office:value-type="float" office:value="2569561656" calcext:value-type="float">
            <text:p>2569561656</text:p>
          </table:table-cell>
          <table:table-cell table:formula="of:=HLOOKUP([.$L3];['file:///home/neimv/Projects/master_python/data/orders/vendor.ods'#$vendor.$F$1:.$M$4];[.O$1];0)" office:value-type="string" office:string-value="apple@gmail.com" calcext:value-type="string">
            <text:p>apple@gmail.co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formula="of:=VLOOKUP([.A4];['file:///home/neimv/Projects/master_python/data/orders/order.ods'#$order.$A$1:.$K$8];[.$E$1];0)" office:value-type="float" office:value="4" calcext:value-type="float">
            <text:p>4</text:p>
          </table:table-cell>
          <table:table-cell table:formula="of:=VLOOKUP([.$A4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4];['file:///home/neimv/Projects/master_python/data/orders/order.ods'#$order.$A$1:.$K$8];[.G$1];0)" office:value-type="float" office:value="0.0925" calcext:value-type="float">
            <text:p>0.0925</text:p>
          </table:table-cell>
          <table:table-cell table:formula="of:=VLOOKUP([.$A4];['file:///home/neimv/Projects/master_python/data/orders/order.ods'#$order.$A$1:.$K$8];[.H$1];0)" office:value-type="float" office:value="50.02" calcext:value-type="float">
            <text:p>50.02</text:p>
          </table:table-cell>
          <table:table-cell table:formula="of:=VLOOKUP([.$A4];['file:///home/neimv/Projects/master_python/data/orders/order.ods'#$order.$A$1:.$K$8];[.I$1];0)" office:value-type="date" office:date-value="2018-10-17" calcext:value-type="date">
            <text:p>10/17/18</text:p>
          </table:table-cell>
          <table:table-cell table:formula="of:=VLOOKUP([.$A4];['file:///home/neimv/Projects/master_python/data/orders/order.ods'#$order.$A$1:.$K$8];[.J$1];0)" office:value-type="date" office:date-value="2018-10-20" calcext:value-type="date">
            <text:p>10/20/18</text:p>
          </table:table-cell>
          <table:table-cell table:formula="of:=VLOOKUP([.$B4];['file:///home/neimv/Projects/master_python/data/orders/products.ods'#$products.$A$1:.$C$16];[.K$1];0)" office:value-type="string" office:string-value="Macbook Pro (2017)" calcext:value-type="string">
            <text:p>Macbook Pro (2017)</text:p>
          </table:table-cell>
          <table:table-cell table:formula="of:=VLOOKUP([.B4];['file:///home/neimv/Projects/master_python/data/orders/product_sold_vendor.ods'#$product_sold_vendor.$B$1:.$C$16];[.$L$1];0)" office:value-type="float" office:value="5000" calcext:value-type="float">
            <text:p>5000</text:p>
          </table:table-cell>
          <table:table-cell table:formula="of:=HLOOKUP([.$L4];['file:///home/neimv/Projects/master_python/data/orders/vendor.ods'#$vendor.$F$1:.$M$4];[.M$1];0)" office:value-type="string" office:string-value="Apple " calcext:value-type="string">
            <text:p>Apple </text:p>
          </table:table-cell>
          <table:table-cell table:formula="of:=HLOOKUP([.$L4];['file:///home/neimv/Projects/master_python/data/orders/vendor.ods'#$vendor.$F$1:.$M$4];[.N$1];0)" office:value-type="float" office:value="2569561656" calcext:value-type="float">
            <text:p>2569561656</text:p>
          </table:table-cell>
          <table:table-cell table:formula="of:=HLOOKUP([.$L4];['file:///home/neimv/Projects/master_python/data/orders/vendor.ods'#$vendor.$F$1:.$M$4];[.O$1];0)" office:value-type="string" office:string-value="apple@gmail.com" calcext:value-type="string">
            <text:p>apple@gmail.co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table:formula="of:=VLOOKUP([.A5];['file:///home/neimv/Projects/master_python/data/orders/order.ods'#$order.$A$1:.$K$8];[.$E$1];0)" office:value-type="float" office:value="4" calcext:value-type="float">
            <text:p>4</text:p>
          </table:table-cell>
          <table:table-cell table:formula="of:=VLOOKUP([.$A5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5];['file:///home/neimv/Projects/master_python/data/orders/order.ods'#$order.$A$1:.$K$8];[.G$1];0)" office:value-type="float" office:value="0.0925" calcext:value-type="float">
            <text:p>0.0925</text:p>
          </table:table-cell>
          <table:table-cell table:formula="of:=VLOOKUP([.$A5];['file:///home/neimv/Projects/master_python/data/orders/order.ods'#$order.$A$1:.$K$8];[.H$1];0)" office:value-type="float" office:value="50.02" calcext:value-type="float">
            <text:p>50.02</text:p>
          </table:table-cell>
          <table:table-cell table:formula="of:=VLOOKUP([.$A5];['file:///home/neimv/Projects/master_python/data/orders/order.ods'#$order.$A$1:.$K$8];[.I$1];0)" office:value-type="date" office:date-value="2018-10-17" calcext:value-type="date">
            <text:p>10/17/18</text:p>
          </table:table-cell>
          <table:table-cell table:formula="of:=VLOOKUP([.$A5];['file:///home/neimv/Projects/master_python/data/orders/order.ods'#$order.$A$1:.$K$8];[.J$1];0)" office:value-type="date" office:date-value="2018-10-20" calcext:value-type="date">
            <text:p>10/20/18</text:p>
          </table:table-cell>
          <table:table-cell table:formula="of:=VLOOKUP([.$B5];['file:///home/neimv/Projects/master_python/data/orders/products.ods'#$products.$A$1:.$C$16];[.K$1];0)" office:value-type="string" office:string-value="Macbook Air (2015) " calcext:value-type="string">
            <text:p>Macbook Air (2015) </text:p>
          </table:table-cell>
          <table:table-cell table:formula="of:=VLOOKUP([.B5];['file:///home/neimv/Projects/master_python/data/orders/product_sold_vendor.ods'#$product_sold_vendor.$B$1:.$C$16];[.$L$1];0)" office:value-type="float" office:value="5000" calcext:value-type="float">
            <text:p>5000</text:p>
          </table:table-cell>
          <table:table-cell table:formula="of:=HLOOKUP([.$L5];['file:///home/neimv/Projects/master_python/data/orders/vendor.ods'#$vendor.$F$1:.$M$4];[.M$1];0)" office:value-type="string" office:string-value="Apple " calcext:value-type="string">
            <text:p>Apple </text:p>
          </table:table-cell>
          <table:table-cell table:formula="of:=HLOOKUP([.$L5];['file:///home/neimv/Projects/master_python/data/orders/vendor.ods'#$vendor.$F$1:.$M$4];[.N$1];0)" office:value-type="float" office:value="2569561656" calcext:value-type="float">
            <text:p>2569561656</text:p>
          </table:table-cell>
          <table:table-cell table:formula="of:=HLOOKUP([.$L5];['file:///home/neimv/Projects/master_python/data/orders/vendor.ods'#$vendor.$F$1:.$M$4];[.O$1];0)" office:value-type="string" office:string-value="apple@gmail.com" calcext:value-type="string">
            <text:p>apple@gmail.co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table:formula="of:=VLOOKUP([.A6];['file:///home/neimv/Projects/master_python/data/orders/order.ods'#$order.$A$1:.$K$8];[.$E$1];0)" office:value-type="float" office:value="4" calcext:value-type="float">
            <text:p>4</text:p>
          </table:table-cell>
          <table:table-cell table:formula="of:=VLOOKUP([.$A6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6];['file:///home/neimv/Projects/master_python/data/orders/order.ods'#$order.$A$1:.$K$8];[.G$1];0)" office:value-type="float" office:value="0.0925" calcext:value-type="float">
            <text:p>0.0925</text:p>
          </table:table-cell>
          <table:table-cell table:formula="of:=VLOOKUP([.$A6];['file:///home/neimv/Projects/master_python/data/orders/order.ods'#$order.$A$1:.$K$8];[.H$1];0)" office:value-type="float" office:value="50.02" calcext:value-type="float">
            <text:p>50.02</text:p>
          </table:table-cell>
          <table:table-cell table:formula="of:=VLOOKUP([.$A6];['file:///home/neimv/Projects/master_python/data/orders/order.ods'#$order.$A$1:.$K$8];[.I$1];0)" office:value-type="date" office:date-value="2018-10-17" calcext:value-type="date">
            <text:p>10/17/18</text:p>
          </table:table-cell>
          <table:table-cell table:formula="of:=VLOOKUP([.$A6];['file:///home/neimv/Projects/master_python/data/orders/order.ods'#$order.$A$1:.$K$8];[.J$1];0)" office:value-type="date" office:date-value="2018-10-20" calcext:value-type="date">
            <text:p>10/20/18</text:p>
          </table:table-cell>
          <table:table-cell table:formula="of:=VLOOKUP([.$B6];['file:///home/neimv/Projects/master_python/data/orders/products.ods'#$products.$A$1:.$C$16];[.K$1];0)" office:value-type="string" office:string-value="Macbook Air (2015) " calcext:value-type="string">
            <text:p>Macbook Air (2015) </text:p>
          </table:table-cell>
          <table:table-cell table:formula="of:=VLOOKUP([.B6];['file:///home/neimv/Projects/master_python/data/orders/product_sold_vendor.ods'#$product_sold_vendor.$B$1:.$C$16];[.$L$1];0)" office:value-type="float" office:value="5000" calcext:value-type="float">
            <text:p>5000</text:p>
          </table:table-cell>
          <table:table-cell table:formula="of:=HLOOKUP([.$L6];['file:///home/neimv/Projects/master_python/data/orders/vendor.ods'#$vendor.$F$1:.$M$4];[.M$1];0)" office:value-type="string" office:string-value="Apple " calcext:value-type="string">
            <text:p>Apple </text:p>
          </table:table-cell>
          <table:table-cell table:formula="of:=HLOOKUP([.$L6];['file:///home/neimv/Projects/master_python/data/orders/vendor.ods'#$vendor.$F$1:.$M$4];[.N$1];0)" office:value-type="float" office:value="2569561656" calcext:value-type="float">
            <text:p>2569561656</text:p>
          </table:table-cell>
          <table:table-cell table:formula="of:=HLOOKUP([.$L6];['file:///home/neimv/Projects/master_python/data/orders/vendor.ods'#$vendor.$F$1:.$M$4];[.O$1];0)" office:value-type="string" office:string-value="apple@gmail.com" calcext:value-type="string">
            <text:p>apple@gmail.com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formula="of:=VLOOKUP([.A7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7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7];['file:///home/neimv/Projects/master_python/data/orders/order.ods'#$order.$A$1:.$K$8];[.G$1];0)" office:value-type="float" office:value="0.06" calcext:value-type="float">
            <text:p>0.06</text:p>
          </table:table-cell>
          <table:table-cell table:formula="of:=VLOOKUP([.$A7];['file:///home/neimv/Projects/master_python/data/orders/order.ods'#$order.$A$1:.$K$8];[.H$1];0)" office:value-type="float" office:value="62.45" calcext:value-type="float">
            <text:p>62.45</text:p>
          </table:table-cell>
          <table:table-cell table:formula="of:=VLOOKUP([.$A7];['file:///home/neimv/Projects/master_python/data/orders/order.ods'#$order.$A$1:.$K$8];[.I$1];0)" office:value-type="date" office:date-value="2018-10-15" calcext:value-type="date">
            <text:p>10/15/18</text:p>
          </table:table-cell>
          <table:table-cell table:formula="of:=VLOOKUP([.$A7];['file:///home/neimv/Projects/master_python/data/orders/order.ods'#$order.$A$1:.$K$8];[.J$1];0)" office:value-type="date" office:date-value="2018-10-18" calcext:value-type="date">
            <text:p>10/18/18</text:p>
          </table:table-cell>
          <table:table-cell table:formula="of:=VLOOKUP([.$B7];['file:///home/neimv/Projects/master_python/data/orders/products.ods'#$products.$A$1:.$C$16];[.K$1];0)" office:value-type="string" office:string-value="Iphone X" calcext:value-type="string">
            <text:p>Iphone X</text:p>
          </table:table-cell>
          <table:table-cell table:formula="of:=VLOOKUP([.B7];['file:///home/neimv/Projects/master_python/data/orders/product_sold_vendor.ods'#$product_sold_vendor.$B$1:.$C$16];[.$L$1];0)" office:value-type="float" office:value="5100" calcext:value-type="float">
            <text:p>5100</text:p>
          </table:table-cell>
          <table:table-cell table:formula="of:=HLOOKUP([.$L7];['file:///home/neimv/Projects/master_python/data/orders/vendor.ods'#$vendor.$F$1:.$M$4];[.M$1];0)" office:value-type="string" office:string-value=" Microsoft " calcext:value-type="string">
            <text:p><text:s/>Microsoft </text:p>
          </table:table-cell>
          <table:table-cell table:formula="of:=HLOOKUP([.$L7];['file:///home/neimv/Projects/master_python/data/orders/vendor.ods'#$vendor.$F$1:.$M$4];[.N$1];0)" office:value-type="float" office:value="6165486561" calcext:value-type="float">
            <text:p>6165486561</text:p>
          </table:table-cell>
          <table:table-cell table:formula="of:=HLOOKUP([.$L7];['file:///home/neimv/Projects/master_python/data/orders/vendor.ods'#$vendor.$F$1:.$M$4];[.O$1];0)" office:value-type="string" office:string-value="microsoft@gmail.com" calcext:value-type="string">
            <text:p>microsoft@gmail.com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00" calcext:value-type="float">
            <text:p>1400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  <table:table-cell table:formula="of:=VLOOKUP([.A8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8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8];['file:///home/neimv/Projects/master_python/data/orders/order.ods'#$order.$A$1:.$K$8];[.G$1];0)" office:value-type="float" office:value="0.06" calcext:value-type="float">
            <text:p>0.06</text:p>
          </table:table-cell>
          <table:table-cell table:formula="of:=VLOOKUP([.$A8];['file:///home/neimv/Projects/master_python/data/orders/order.ods'#$order.$A$1:.$K$8];[.H$1];0)" office:value-type="float" office:value="62.45" calcext:value-type="float">
            <text:p>62.45</text:p>
          </table:table-cell>
          <table:table-cell table:formula="of:=VLOOKUP([.$A8];['file:///home/neimv/Projects/master_python/data/orders/order.ods'#$order.$A$1:.$K$8];[.I$1];0)" office:value-type="date" office:date-value="2018-10-15" calcext:value-type="date">
            <text:p>10/15/18</text:p>
          </table:table-cell>
          <table:table-cell table:formula="of:=VLOOKUP([.$A8];['file:///home/neimv/Projects/master_python/data/orders/order.ods'#$order.$A$1:.$K$8];[.J$1];0)" office:value-type="date" office:date-value="2018-10-18" calcext:value-type="date">
            <text:p>10/18/18</text:p>
          </table:table-cell>
          <table:table-cell table:formula="of:=VLOOKUP([.$B8];['file:///home/neimv/Projects/master_python/data/orders/products.ods'#$products.$A$1:.$C$16];[.K$1];0)" office:value-type="string" office:string-value="Iphone X" calcext:value-type="string">
            <text:p>Iphone X</text:p>
          </table:table-cell>
          <table:table-cell table:formula="of:=VLOOKUP([.B8];['file:///home/neimv/Projects/master_python/data/orders/product_sold_vendor.ods'#$product_sold_vendor.$B$1:.$C$16];[.$L$1];0)" office:value-type="float" office:value="5100" calcext:value-type="float">
            <text:p>5100</text:p>
          </table:table-cell>
          <table:table-cell table:formula="of:=HLOOKUP([.$L8];['file:///home/neimv/Projects/master_python/data/orders/vendor.ods'#$vendor.$F$1:.$M$4];[.M$1];0)" office:value-type="string" office:string-value=" Microsoft " calcext:value-type="string">
            <text:p><text:s/>Microsoft </text:p>
          </table:table-cell>
          <table:table-cell table:formula="of:=HLOOKUP([.$L8];['file:///home/neimv/Projects/master_python/data/orders/vendor.ods'#$vendor.$F$1:.$M$4];[.N$1];0)" office:value-type="float" office:value="6165486561" calcext:value-type="float">
            <text:p>6165486561</text:p>
          </table:table-cell>
          <table:table-cell table:formula="of:=HLOOKUP([.$L8];['file:///home/neimv/Projects/master_python/data/orders/vendor.ods'#$vendor.$F$1:.$M$4];[.O$1];0)" office:value-type="string" office:string-value="microsoft@gmail.com" calcext:value-type="string">
            <text:p>microsoft@gmail.com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float" office:value="1501" calcext:value-type="float">
            <text:p>1501</text:p>
          </table:table-cell>
          <table:table-cell office:value-type="float" office:value="2" calcext:value-type="float">
            <text:p>2</text:p>
          </table:table-cell>
          <table:table-cell table:formula="of:=VLOOKUP([.A9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9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9];['file:///home/neimv/Projects/master_python/data/orders/order.ods'#$order.$A$1:.$K$8];[.G$1];0)" office:value-type="float" office:value="0.06" calcext:value-type="float">
            <text:p>0.06</text:p>
          </table:table-cell>
          <table:table-cell table:formula="of:=VLOOKUP([.$A9];['file:///home/neimv/Projects/master_python/data/orders/order.ods'#$order.$A$1:.$K$8];[.H$1];0)" office:value-type="float" office:value="62.45" calcext:value-type="float">
            <text:p>62.45</text:p>
          </table:table-cell>
          <table:table-cell table:formula="of:=VLOOKUP([.$A9];['file:///home/neimv/Projects/master_python/data/orders/order.ods'#$order.$A$1:.$K$8];[.I$1];0)" office:value-type="date" office:date-value="2018-10-15" calcext:value-type="date">
            <text:p>10/15/18</text:p>
          </table:table-cell>
          <table:table-cell table:formula="of:=VLOOKUP([.$A9];['file:///home/neimv/Projects/master_python/data/orders/order.ods'#$order.$A$1:.$K$8];[.J$1];0)" office:value-type="date" office:date-value="2018-10-18" calcext:value-type="date">
            <text:p>10/18/18</text:p>
          </table:table-cell>
          <table:table-cell table:formula="of:=VLOOKUP([.$B9];['file:///home/neimv/Projects/master_python/data/orders/products.ods'#$products.$A$1:.$C$16];[.K$1];0)" office:value-type="string" office:string-value="Iphone 7" calcext:value-type="string">
            <text:p>Iphone 7</text:p>
          </table:table-cell>
          <table:table-cell table:formula="of:=VLOOKUP([.B9];['file:///home/neimv/Projects/master_python/data/orders/product_sold_vendor.ods'#$product_sold_vendor.$B$1:.$C$16];[.$L$1];0)" office:value-type="float" office:value="5100" calcext:value-type="float">
            <text:p>5100</text:p>
          </table:table-cell>
          <table:table-cell table:formula="of:=HLOOKUP([.$L9];['file:///home/neimv/Projects/master_python/data/orders/vendor.ods'#$vendor.$F$1:.$M$4];[.M$1];0)" office:value-type="string" office:string-value=" Microsoft " calcext:value-type="string">
            <text:p><text:s/>Microsoft </text:p>
          </table:table-cell>
          <table:table-cell table:formula="of:=HLOOKUP([.$L9];['file:///home/neimv/Projects/master_python/data/orders/vendor.ods'#$vendor.$F$1:.$M$4];[.N$1];0)" office:value-type="float" office:value="6165486561" calcext:value-type="float">
            <text:p>6165486561</text:p>
          </table:table-cell>
          <table:table-cell table:formula="of:=HLOOKUP([.$L9];['file:///home/neimv/Projects/master_python/data/orders/vendor.ods'#$vendor.$F$1:.$M$4];[.O$1];0)" office:value-type="string" office:string-value="microsoft@gmail.com" calcext:value-type="string">
            <text:p>microsoft@gmail.com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500" calcext:value-type="float">
            <text:p>1500</text:p>
          </table:table-cell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</text:p>
          </table:table-cell>
          <table:table-cell table:formula="of:=VLOOKUP([.A10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10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10];['file:///home/neimv/Projects/master_python/data/orders/order.ods'#$order.$A$1:.$K$8];[.G$1];0)" office:value-type="float" office:value="0.06" calcext:value-type="float">
            <text:p>0.06</text:p>
          </table:table-cell>
          <table:table-cell table:formula="of:=VLOOKUP([.$A10];['file:///home/neimv/Projects/master_python/data/orders/order.ods'#$order.$A$1:.$K$8];[.H$1];0)" office:value-type="float" office:value="62.45" calcext:value-type="float">
            <text:p>62.45</text:p>
          </table:table-cell>
          <table:table-cell table:formula="of:=VLOOKUP([.$A10];['file:///home/neimv/Projects/master_python/data/orders/order.ods'#$order.$A$1:.$K$8];[.I$1];0)" office:value-type="date" office:date-value="2018-10-15" calcext:value-type="date">
            <text:p>10/15/18</text:p>
          </table:table-cell>
          <table:table-cell table:formula="of:=VLOOKUP([.$A10];['file:///home/neimv/Projects/master_python/data/orders/order.ods'#$order.$A$1:.$K$8];[.J$1];0)" office:value-type="date" office:date-value="2018-10-18" calcext:value-type="date">
            <text:p>10/18/18</text:p>
          </table:table-cell>
          <table:table-cell table:formula="of:=VLOOKUP([.$B10];['file:///home/neimv/Projects/master_python/data/orders/products.ods'#$products.$A$1:.$C$16];[.K$1];0)" office:value-type="string" office:string-value="Iphone 7" calcext:value-type="string">
            <text:p>Iphone 7</text:p>
          </table:table-cell>
          <table:table-cell table:formula="of:=VLOOKUP([.B10];['file:///home/neimv/Projects/master_python/data/orders/product_sold_vendor.ods'#$product_sold_vendor.$B$1:.$C$16];[.$L$1];0)" office:value-type="float" office:value="5100" calcext:value-type="float">
            <text:p>5100</text:p>
          </table:table-cell>
          <table:table-cell table:formula="of:=HLOOKUP([.$L10];['file:///home/neimv/Projects/master_python/data/orders/vendor.ods'#$vendor.$F$1:.$M$4];[.M$1];0)" office:value-type="string" office:string-value=" Microsoft " calcext:value-type="string">
            <text:p><text:s/>Microsoft </text:p>
          </table:table-cell>
          <table:table-cell table:formula="of:=HLOOKUP([.$L10];['file:///home/neimv/Projects/master_python/data/orders/vendor.ods'#$vendor.$F$1:.$M$4];[.N$1];0)" office:value-type="float" office:value="6165486561" calcext:value-type="float">
            <text:p>6165486561</text:p>
          </table:table-cell>
          <table:table-cell table:formula="of:=HLOOKUP([.$L10];['file:///home/neimv/Projects/master_python/data/orders/vendor.ods'#$vendor.$F$1:.$M$4];[.O$1];0)" office:value-type="string" office:string-value="microsoft@gmail.com" calcext:value-type="string">
            <text:p>microsoft@gmail.co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</text:p>
          </table:table-cell>
          <table:table-cell table:formula="of:=VLOOKUP([.A11];['file:///home/neimv/Projects/master_python/data/orders/order.ods'#$order.$A$1:.$K$8];[.$E$1];0)" office:value-type="float" office:value="7" calcext:value-type="float">
            <text:p>7</text:p>
          </table:table-cell>
          <table:table-cell table:formula="of:=VLOOKUP([.$A11];['file:///home/neimv/Projects/master_python/data/orders/order.ods'#$order.$A$1:.$K$8];[.F$1];0)" office:value-type="float" office:value="10" calcext:value-type="float">
            <text:p>10</text:p>
          </table:table-cell>
          <table:table-cell table:formula="of:=VLOOKUP([.$A11];['file:///home/neimv/Projects/master_python/data/orders/order.ods'#$order.$A$1:.$K$8];[.G$1];0)" office:value-type="float" office:value="0.087" calcext:value-type="float">
            <text:p>0.087</text:p>
          </table:table-cell>
          <table:table-cell table:formula="of:=VLOOKUP([.$A11];['file:///home/neimv/Projects/master_python/data/orders/order.ods'#$order.$A$1:.$K$8];[.H$1];0)" office:value-type="float" office:value="40.33" calcext:value-type="float">
            <text:p>40.33</text:p>
          </table:table-cell>
          <table:table-cell table:formula="of:=VLOOKUP([.$A11];['file:///home/neimv/Projects/master_python/data/orders/order.ods'#$order.$A$1:.$K$8];[.I$1];0)" office:value-type="date" office:date-value="2018-10-14" calcext:value-type="date">
            <text:p>10/14/18</text:p>
          </table:table-cell>
          <table:table-cell table:formula="of:=VLOOKUP([.$A11];['file:///home/neimv/Projects/master_python/data/orders/order.ods'#$order.$A$1:.$K$8];[.J$1];0)" office:value-type="date" office:date-value="2018-10-17" calcext:value-type="date">
            <text:p>10/17/18</text:p>
          </table:table-cell>
          <table:table-cell table:formula="of:=VLOOKUP([.$B11];['file:///home/neimv/Projects/master_python/data/orders/products.ods'#$products.$A$1:.$C$16];[.K$1];0)" office:value-type="string" office:string-value="Iphone 8" calcext:value-type="string">
            <text:p>Iphone 8</text:p>
          </table:table-cell>
          <table:table-cell table:formula="of:=VLOOKUP([.B11];['file:///home/neimv/Projects/master_python/data/orders/product_sold_vendor.ods'#$product_sold_vendor.$B$1:.$C$16];[.$L$1];0)" office:value-type="float" office:value="5100" calcext:value-type="float">
            <text:p>5100</text:p>
          </table:table-cell>
          <table:table-cell table:formula="of:=HLOOKUP([.$L11];['file:///home/neimv/Projects/master_python/data/orders/vendor.ods'#$vendor.$F$1:.$M$4];[.M$1];0)" office:value-type="string" office:string-value=" Microsoft " calcext:value-type="string">
            <text:p><text:s/>Microsoft </text:p>
          </table:table-cell>
          <table:table-cell table:formula="of:=HLOOKUP([.$L11];['file:///home/neimv/Projects/master_python/data/orders/vendor.ods'#$vendor.$F$1:.$M$4];[.N$1];0)" office:value-type="float" office:value="6165486561" calcext:value-type="float">
            <text:p>6165486561</text:p>
          </table:table-cell>
          <table:table-cell table:formula="of:=HLOOKUP([.$L11];['file:///home/neimv/Projects/master_python/data/orders/vendor.ods'#$vendor.$F$1:.$M$4];[.O$1];0)" office:value-type="string" office:string-value="microsoft@gmail.com" calcext:value-type="string">
            <text:p>microsoft@gmail.co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1" calcext:value-type="float">
            <text:p>1</text:p>
          </table:table-cell>
          <table:table-cell table:formula="of:=VLOOKUP([.A12];['file:///home/neimv/Projects/master_python/data/orders/order.ods'#$order.$A$1:.$K$8];[.$E$1];0)" office:value-type="float" office:value="7" calcext:value-type="float">
            <text:p>7</text:p>
          </table:table-cell>
          <table:table-cell table:formula="of:=VLOOKUP([.$A12];['file:///home/neimv/Projects/master_python/data/orders/order.ods'#$order.$A$1:.$K$8];[.F$1];0)" office:value-type="float" office:value="10" calcext:value-type="float">
            <text:p>10</text:p>
          </table:table-cell>
          <table:table-cell table:formula="of:=VLOOKUP([.$A12];['file:///home/neimv/Projects/master_python/data/orders/order.ods'#$order.$A$1:.$K$8];[.G$1];0)" office:value-type="float" office:value="0.087" calcext:value-type="float">
            <text:p>0.087</text:p>
          </table:table-cell>
          <table:table-cell table:formula="of:=VLOOKUP([.$A12];['file:///home/neimv/Projects/master_python/data/orders/order.ods'#$order.$A$1:.$K$8];[.H$1];0)" office:value-type="float" office:value="40.33" calcext:value-type="float">
            <text:p>40.33</text:p>
          </table:table-cell>
          <table:table-cell table:formula="of:=VLOOKUP([.$A12];['file:///home/neimv/Projects/master_python/data/orders/order.ods'#$order.$A$1:.$K$8];[.I$1];0)" office:value-type="date" office:date-value="2018-10-14" calcext:value-type="date">
            <text:p>10/14/18</text:p>
          </table:table-cell>
          <table:table-cell table:formula="of:=VLOOKUP([.$A12];['file:///home/neimv/Projects/master_python/data/orders/order.ods'#$order.$A$1:.$K$8];[.J$1];0)" office:value-type="date" office:date-value="2018-10-17" calcext:value-type="date">
            <text:p>10/17/18</text:p>
          </table:table-cell>
          <table:table-cell table:formula="of:=VLOOKUP([.$B12];['file:///home/neimv/Projects/master_python/data/orders/products.ods'#$products.$A$1:.$C$16];[.K$1];0)" office:value-type="string" office:string-value="Iphone 8" calcext:value-type="string">
            <text:p>Iphone 8</text:p>
          </table:table-cell>
          <table:table-cell table:formula="of:=VLOOKUP([.B12];['file:///home/neimv/Projects/master_python/data/orders/product_sold_vendor.ods'#$product_sold_vendor.$B$1:.$C$16];[.$L$1];0)" office:value-type="float" office:value="5100" calcext:value-type="float">
            <text:p>5100</text:p>
          </table:table-cell>
          <table:table-cell table:formula="of:=HLOOKUP([.$L12];['file:///home/neimv/Projects/master_python/data/orders/vendor.ods'#$vendor.$F$1:.$M$4];[.M$1];0)" office:value-type="string" office:string-value=" Microsoft " calcext:value-type="string">
            <text:p><text:s/>Microsoft </text:p>
          </table:table-cell>
          <table:table-cell table:formula="of:=HLOOKUP([.$L12];['file:///home/neimv/Projects/master_python/data/orders/vendor.ods'#$vendor.$F$1:.$M$4];[.N$1];0)" office:value-type="float" office:value="6165486561" calcext:value-type="float">
            <text:p>6165486561</text:p>
          </table:table-cell>
          <table:table-cell table:formula="of:=HLOOKUP([.$L12];['file:///home/neimv/Projects/master_python/data/orders/vendor.ods'#$vendor.$F$1:.$M$4];[.O$1];0)" office:value-type="string" office:string-value="microsoft@gmail.com" calcext:value-type="string">
            <text:p>microsoft@gmail.co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float" office:value="1701" calcext:value-type="float">
            <text:p>1701</text:p>
          </table:table-cell>
          <table:table-cell office:value-type="float" office:value="1" calcext:value-type="float">
            <text:p>1</text:p>
          </table:table-cell>
          <table:table-cell table:formula="of:=VLOOKUP([.A13];['file:///home/neimv/Projects/master_python/data/orders/order.ods'#$order.$A$1:.$K$8];[.$E$1];0)" office:value-type="float" office:value="7" calcext:value-type="float">
            <text:p>7</text:p>
          </table:table-cell>
          <table:table-cell table:formula="of:=VLOOKUP([.$A13];['file:///home/neimv/Projects/master_python/data/orders/order.ods'#$order.$A$1:.$K$8];[.F$1];0)" office:value-type="float" office:value="10" calcext:value-type="float">
            <text:p>10</text:p>
          </table:table-cell>
          <table:table-cell table:formula="of:=VLOOKUP([.$A13];['file:///home/neimv/Projects/master_python/data/orders/order.ods'#$order.$A$1:.$K$8];[.G$1];0)" office:value-type="float" office:value="0.087" calcext:value-type="float">
            <text:p>0.087</text:p>
          </table:table-cell>
          <table:table-cell table:formula="of:=VLOOKUP([.$A13];['file:///home/neimv/Projects/master_python/data/orders/order.ods'#$order.$A$1:.$K$8];[.H$1];0)" office:value-type="float" office:value="40.33" calcext:value-type="float">
            <text:p>40.33</text:p>
          </table:table-cell>
          <table:table-cell table:formula="of:=VLOOKUP([.$A13];['file:///home/neimv/Projects/master_python/data/orders/order.ods'#$order.$A$1:.$K$8];[.I$1];0)" office:value-type="date" office:date-value="2018-10-14" calcext:value-type="date">
            <text:p>10/14/18</text:p>
          </table:table-cell>
          <table:table-cell table:formula="of:=VLOOKUP([.$A13];['file:///home/neimv/Projects/master_python/data/orders/order.ods'#$order.$A$1:.$K$8];[.J$1];0)" office:value-type="date" office:date-value="2018-10-17" calcext:value-type="date">
            <text:p>10/17/18</text:p>
          </table:table-cell>
          <table:table-cell table:formula="of:=VLOOKUP([.$B13];['file:///home/neimv/Projects/master_python/data/orders/products.ods'#$products.$A$1:.$C$16];[.K$1];0)" office:value-type="string" office:string-value="Ipad Air" calcext:value-type="string">
            <text:p>Ipad Air</text:p>
          </table:table-cell>
          <table:table-cell table:formula="of:=VLOOKUP([.B13];['file:///home/neimv/Projects/master_python/data/orders/product_sold_vendor.ods'#$product_sold_vendor.$B$1:.$C$16];[.$L$1];0)" office:value-type="float" office:value="5200" calcext:value-type="float">
            <text:p>5200</text:p>
          </table:table-cell>
          <table:table-cell table:formula="of:=HLOOKUP([.$L13];['file:///home/neimv/Projects/master_python/data/orders/vendor.ods'#$vendor.$F$1:.$M$4];[.M$1];0)" office:value-type="string" office:string-value="Lenovo " calcext:value-type="string">
            <text:p>Lenovo </text:p>
          </table:table-cell>
          <table:table-cell table:formula="of:=HLOOKUP([.$L13];['file:///home/neimv/Projects/master_python/data/orders/vendor.ods'#$vendor.$F$1:.$M$4];[.N$1];0)" office:value-type="float" office:value="3215689466" calcext:value-type="float">
            <text:p>3215689466</text:p>
          </table:table-cell>
          <table:table-cell table:formula="of:=HLOOKUP([.$L13];['file:///home/neimv/Projects/master_python/data/orders/vendor.ods'#$vendor.$F$1:.$M$4];[.O$1];0)" office:value-type="string" office:string-value="lenovo@gmail.com" calcext:value-type="string">
            <text:p>lenovo@gmail.com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700" calcext:value-type="float">
            <text:p>1700</text:p>
          </table:table-cell>
          <table:table-cell office:value-type="float" office:value="1702" calcext:value-type="float">
            <text:p>1702</text:p>
          </table:table-cell>
          <table:table-cell office:value-type="float" office:value="3" calcext:value-type="float">
            <text:p>3</text:p>
          </table:table-cell>
          <table:table-cell table:formula="of:=VLOOKUP([.A14];['file:///home/neimv/Projects/master_python/data/orders/order.ods'#$order.$A$1:.$K$8];[.$E$1];0)" office:value-type="float" office:value="7" calcext:value-type="float">
            <text:p>7</text:p>
          </table:table-cell>
          <table:table-cell table:formula="of:=VLOOKUP([.$A14];['file:///home/neimv/Projects/master_python/data/orders/order.ods'#$order.$A$1:.$K$8];[.F$1];0)" office:value-type="float" office:value="10" calcext:value-type="float">
            <text:p>10</text:p>
          </table:table-cell>
          <table:table-cell table:formula="of:=VLOOKUP([.$A14];['file:///home/neimv/Projects/master_python/data/orders/order.ods'#$order.$A$1:.$K$8];[.G$1];0)" office:value-type="float" office:value="0.087" calcext:value-type="float">
            <text:p>0.087</text:p>
          </table:table-cell>
          <table:table-cell table:formula="of:=VLOOKUP([.$A14];['file:///home/neimv/Projects/master_python/data/orders/order.ods'#$order.$A$1:.$K$8];[.H$1];0)" office:value-type="float" office:value="40.33" calcext:value-type="float">
            <text:p>40.33</text:p>
          </table:table-cell>
          <table:table-cell table:formula="of:=VLOOKUP([.$A14];['file:///home/neimv/Projects/master_python/data/orders/order.ods'#$order.$A$1:.$K$8];[.I$1];0)" office:value-type="date" office:date-value="2018-10-14" calcext:value-type="date">
            <text:p>10/14/18</text:p>
          </table:table-cell>
          <table:table-cell table:formula="of:=VLOOKUP([.$A14];['file:///home/neimv/Projects/master_python/data/orders/order.ods'#$order.$A$1:.$K$8];[.J$1];0)" office:value-type="date" office:date-value="2018-10-17" calcext:value-type="date">
            <text:p>10/17/18</text:p>
          </table:table-cell>
          <table:table-cell table:formula="of:=VLOOKUP([.$B14];['file:///home/neimv/Projects/master_python/data/orders/products.ods'#$products.$A$1:.$C$16];[.K$1];0)" office:value-type="string" office:string-value="Ipad Air" calcext:value-type="string">
            <text:p>Ipad Air</text:p>
          </table:table-cell>
          <table:table-cell table:formula="of:=VLOOKUP([.B14];['file:///home/neimv/Projects/master_python/data/orders/product_sold_vendor.ods'#$product_sold_vendor.$B$1:.$C$16];[.$L$1];0)" office:value-type="float" office:value="5200" calcext:value-type="float">
            <text:p>5200</text:p>
          </table:table-cell>
          <table:table-cell table:formula="of:=HLOOKUP([.$L14];['file:///home/neimv/Projects/master_python/data/orders/vendor.ods'#$vendor.$F$1:.$M$4];[.M$1];0)" office:value-type="string" office:string-value="Lenovo " calcext:value-type="string">
            <text:p>Lenovo </text:p>
          </table:table-cell>
          <table:table-cell table:formula="of:=HLOOKUP([.$L14];['file:///home/neimv/Projects/master_python/data/orders/vendor.ods'#$vendor.$F$1:.$M$4];[.N$1];0)" office:value-type="float" office:value="3215689466" calcext:value-type="float">
            <text:p>3215689466</text:p>
          </table:table-cell>
          <table:table-cell table:formula="of:=HLOOKUP([.$L14];['file:///home/neimv/Projects/master_python/data/orders/vendor.ods'#$vendor.$F$1:.$M$4];[.O$1];0)" office:value-type="string" office:string-value="lenovo@gmail.com" calcext:value-type="string">
            <text:p>lenovo@gmail.com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float" office:value="1801" calcext:value-type="float">
            <text:p>1801</text:p>
          </table:table-cell>
          <table:table-cell office:value-type="float" office:value="1" calcext:value-type="float">
            <text:p>1</text:p>
          </table:table-cell>
          <table:table-cell table:formula="of:=VLOOKUP([.A15];['file:///home/neimv/Projects/master_python/data/orders/order.ods'#$order.$A$1:.$K$8];[.$E$1];0)" office:value-type="float" office:value="9" calcext:value-type="float">
            <text:p>9</text:p>
          </table:table-cell>
          <table:table-cell table:formula="of:=VLOOKUP([.$A15];['file:///home/neimv/Projects/master_python/data/orders/order.ods'#$order.$A$1:.$K$8];[.F$1];0)" office:value-type="float" office:value="20" calcext:value-type="float">
            <text:p>20</text:p>
          </table:table-cell>
          <table:table-cell table:formula="of:=VLOOKUP([.$A15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15];['file:///home/neimv/Projects/master_python/data/orders/order.ods'#$order.$A$1:.$K$8];[.H$1];0)" office:value-type="float" office:value="70.98" calcext:value-type="float">
            <text:p>70.98</text:p>
          </table:table-cell>
          <table:table-cell table:formula="of:=VLOOKUP([.$A15];['file:///home/neimv/Projects/master_python/data/orders/order.ods'#$order.$A$1:.$K$8];[.I$1];0)" office:value-type="date" office:date-value="2018-10-12" calcext:value-type="date">
            <text:p>10/12/18</text:p>
          </table:table-cell>
          <table:table-cell table:formula="of:=VLOOKUP([.$A15];['file:///home/neimv/Projects/master_python/data/orders/order.ods'#$order.$A$1:.$K$8];[.J$1];0)" office:value-type="date" office:date-value="2018-10-15" calcext:value-type="date">
            <text:p>10/15/18</text:p>
          </table:table-cell>
          <table:table-cell table:formula="of:=VLOOKUP([.$B15];['file:///home/neimv/Projects/master_python/data/orders/products.ods'#$products.$A$1:.$C$16];[.K$1];0)" office:value-type="string" office:string-value="Ipad Mini 3th gen" calcext:value-type="string">
            <text:p>Ipad Mini 3th gen</text:p>
          </table:table-cell>
          <table:table-cell table:formula="of:=VLOOKUP([.B15];['file:///home/neimv/Projects/master_python/data/orders/product_sold_vendor.ods'#$product_sold_vendor.$B$1:.$C$16];[.$L$1];0)" office:value-type="float" office:value="5200" calcext:value-type="float">
            <text:p>5200</text:p>
          </table:table-cell>
          <table:table-cell table:formula="of:=HLOOKUP([.$L15];['file:///home/neimv/Projects/master_python/data/orders/vendor.ods'#$vendor.$F$1:.$M$4];[.M$1];0)" office:value-type="string" office:string-value="Lenovo " calcext:value-type="string">
            <text:p>Lenovo </text:p>
          </table:table-cell>
          <table:table-cell table:formula="of:=HLOOKUP([.$L15];['file:///home/neimv/Projects/master_python/data/orders/vendor.ods'#$vendor.$F$1:.$M$4];[.N$1];0)" office:value-type="float" office:value="3215689466" calcext:value-type="float">
            <text:p>3215689466</text:p>
          </table:table-cell>
          <table:table-cell table:formula="of:=HLOOKUP([.$L15];['file:///home/neimv/Projects/master_python/data/orders/vendor.ods'#$vendor.$F$1:.$M$4];[.O$1];0)" office:value-type="string" office:string-value="lenovo@gmail.com" calcext:value-type="string">
            <text:p>lenovo@gmail.com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800" calcext:value-type="float">
            <text:p>1800</text:p>
          </table:table-cell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table:formula="of:=VLOOKUP([.A16];['file:///home/neimv/Projects/master_python/data/orders/order.ods'#$order.$A$1:.$K$8];[.$E$1];0)" office:value-type="float" office:value="9" calcext:value-type="float">
            <text:p>9</text:p>
          </table:table-cell>
          <table:table-cell table:formula="of:=VLOOKUP([.$A16];['file:///home/neimv/Projects/master_python/data/orders/order.ods'#$order.$A$1:.$K$8];[.F$1];0)" office:value-type="float" office:value="20" calcext:value-type="float">
            <text:p>20</text:p>
          </table:table-cell>
          <table:table-cell table:formula="of:=VLOOKUP([.$A16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16];['file:///home/neimv/Projects/master_python/data/orders/order.ods'#$order.$A$1:.$K$8];[.H$1];0)" office:value-type="float" office:value="70.98" calcext:value-type="float">
            <text:p>70.98</text:p>
          </table:table-cell>
          <table:table-cell table:formula="of:=VLOOKUP([.$A16];['file:///home/neimv/Projects/master_python/data/orders/order.ods'#$order.$A$1:.$K$8];[.I$1];0)" office:value-type="date" office:date-value="2018-10-12" calcext:value-type="date">
            <text:p>10/12/18</text:p>
          </table:table-cell>
          <table:table-cell table:formula="of:=VLOOKUP([.$A16];['file:///home/neimv/Projects/master_python/data/orders/order.ods'#$order.$A$1:.$K$8];[.J$1];0)" office:value-type="date" office:date-value="2018-10-15" calcext:value-type="date">
            <text:p>10/15/18</text:p>
          </table:table-cell>
          <table:table-cell table:formula="of:=VLOOKUP([.$B16];['file:///home/neimv/Projects/master_python/data/orders/products.ods'#$products.$A$1:.$C$16];[.K$1];0)" office:value-type="string" office:string-value="Ipad Mini 3th gen" calcext:value-type="string">
            <text:p>Ipad Mini 3th gen</text:p>
          </table:table-cell>
          <table:table-cell table:formula="of:=VLOOKUP([.B16];['file:///home/neimv/Projects/master_python/data/orders/product_sold_vendor.ods'#$product_sold_vendor.$B$1:.$C$16];[.$L$1];0)" office:value-type="float" office:value="5200" calcext:value-type="float">
            <text:p>5200</text:p>
          </table:table-cell>
          <table:table-cell table:formula="of:=HLOOKUP([.$L16];['file:///home/neimv/Projects/master_python/data/orders/vendor.ods'#$vendor.$F$1:.$M$4];[.M$1];0)" office:value-type="string" office:string-value="Lenovo " calcext:value-type="string">
            <text:p>Lenovo </text:p>
          </table:table-cell>
          <table:table-cell table:formula="of:=HLOOKUP([.$L16];['file:///home/neimv/Projects/master_python/data/orders/vendor.ods'#$vendor.$F$1:.$M$4];[.N$1];0)" office:value-type="float" office:value="3215689466" calcext:value-type="float">
            <text:p>3215689466</text:p>
          </table:table-cell>
          <table:table-cell table:formula="of:=HLOOKUP([.$L16];['file:///home/neimv/Projects/master_python/data/orders/vendor.ods'#$vendor.$F$1:.$M$4];[.O$1];0)" office:value-type="string" office:string-value="lenovo@gmail.com" calcext:value-type="string">
            <text:p>lenovo@gmail.com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" calcext:value-type="float">
            <text:p>1</text:p>
          </table:table-cell>
          <table:table-cell table:formula="of:=VLOOKUP([.A17];['file:///home/neimv/Projects/master_python/data/orders/order.ods'#$order.$A$1:.$K$8];[.$E$1];0)" office:value-type="float" office:value="9" calcext:value-type="float">
            <text:p>9</text:p>
          </table:table-cell>
          <table:table-cell table:formula="of:=VLOOKUP([.$A17];['file:///home/neimv/Projects/master_python/data/orders/order.ods'#$order.$A$1:.$K$8];[.F$1];0)" office:value-type="float" office:value="20" calcext:value-type="float">
            <text:p>20</text:p>
          </table:table-cell>
          <table:table-cell table:formula="of:=VLOOKUP([.$A17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17];['file:///home/neimv/Projects/master_python/data/orders/order.ods'#$order.$A$1:.$K$8];[.H$1];0)" office:value-type="float" office:value="70.98" calcext:value-type="float">
            <text:p>70.98</text:p>
          </table:table-cell>
          <table:table-cell table:formula="of:=VLOOKUP([.$A17];['file:///home/neimv/Projects/master_python/data/orders/order.ods'#$order.$A$1:.$K$8];[.I$1];0)" office:value-type="date" office:date-value="2018-10-12" calcext:value-type="date">
            <text:p>10/12/18</text:p>
          </table:table-cell>
          <table:table-cell table:formula="of:=VLOOKUP([.$A17];['file:///home/neimv/Projects/master_python/data/orders/order.ods'#$order.$A$1:.$K$8];[.J$1];0)" office:value-type="date" office:date-value="2018-10-15" calcext:value-type="date">
            <text:p>10/15/18</text:p>
          </table:table-cell>
          <table:table-cell table:formula="of:=VLOOKUP([.$B17];['file:///home/neimv/Projects/master_python/data/orders/products.ods'#$products.$A$1:.$C$16];[.K$1];0)" office:value-type="string" office:string-value="ESC8000 G3" calcext:value-type="string">
            <text:p>ESC8000 G3</text:p>
          </table:table-cell>
          <table:table-cell table:formula="of:=VLOOKUP([.B17];['file:///home/neimv/Projects/master_python/data/orders/product_sold_vendor.ods'#$product_sold_vendor.$B$1:.$C$16];[.$L$1];0)" office:value-type="float" office:value="5300" calcext:value-type="float">
            <text:p>5300</text:p>
          </table:table-cell>
          <table:table-cell table:formula="of:=HLOOKUP([.$L17];['file:///home/neimv/Projects/master_python/data/orders/vendor.ods'#$vendor.$F$1:.$M$4];[.M$1];0)" office:value-type="string" office:string-value="Asus " calcext:value-type="string">
            <text:p>Asus </text:p>
          </table:table-cell>
          <table:table-cell table:formula="of:=HLOOKUP([.$L17];['file:///home/neimv/Projects/master_python/data/orders/vendor.ods'#$vendor.$F$1:.$M$4];[.N$1];0)" office:value-type="float" office:value="9568484613" calcext:value-type="float">
            <text:p>9568484613</text:p>
          </table:table-cell>
          <table:table-cell table:formula="of:=HLOOKUP([.$L17];['file:///home/neimv/Projects/master_python/data/orders/vendor.ods'#$vendor.$F$1:.$M$4];[.O$1];0)" office:value-type="string" office:string-value="asus@gmail.com" calcext:value-type="string">
            <text:p>asus@gmail.com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900" calcext:value-type="float">
            <text:p>1900</text:p>
          </table:table-cell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table:formula="of:=VLOOKUP([.A18];['file:///home/neimv/Projects/master_python/data/orders/order.ods'#$order.$A$1:.$K$8];[.$E$1];0)" office:value-type="float" office:value="9" calcext:value-type="float">
            <text:p>9</text:p>
          </table:table-cell>
          <table:table-cell table:formula="of:=VLOOKUP([.$A18];['file:///home/neimv/Projects/master_python/data/orders/order.ods'#$order.$A$1:.$K$8];[.F$1];0)" office:value-type="float" office:value="20" calcext:value-type="float">
            <text:p>20</text:p>
          </table:table-cell>
          <table:table-cell table:formula="of:=VLOOKUP([.$A18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18];['file:///home/neimv/Projects/master_python/data/orders/order.ods'#$order.$A$1:.$K$8];[.H$1];0)" office:value-type="float" office:value="70.98" calcext:value-type="float">
            <text:p>70.98</text:p>
          </table:table-cell>
          <table:table-cell table:formula="of:=VLOOKUP([.$A18];['file:///home/neimv/Projects/master_python/data/orders/order.ods'#$order.$A$1:.$K$8];[.I$1];0)" office:value-type="date" office:date-value="2018-10-12" calcext:value-type="date">
            <text:p>10/12/18</text:p>
          </table:table-cell>
          <table:table-cell table:formula="of:=VLOOKUP([.$A18];['file:///home/neimv/Projects/master_python/data/orders/order.ods'#$order.$A$1:.$K$8];[.J$1];0)" office:value-type="date" office:date-value="2018-10-15" calcext:value-type="date">
            <text:p>10/15/18</text:p>
          </table:table-cell>
          <table:table-cell table:formula="of:=VLOOKUP([.$B18];['file:///home/neimv/Projects/master_python/data/orders/products.ods'#$products.$A$1:.$C$16];[.K$1];0)" office:value-type="string" office:string-value="ESC8000 G3" calcext:value-type="string">
            <text:p>ESC8000 G3</text:p>
          </table:table-cell>
          <table:table-cell table:formula="of:=VLOOKUP([.B18];['file:///home/neimv/Projects/master_python/data/orders/product_sold_vendor.ods'#$product_sold_vendor.$B$1:.$C$16];[.$L$1];0)" office:value-type="float" office:value="5300" calcext:value-type="float">
            <text:p>5300</text:p>
          </table:table-cell>
          <table:table-cell table:formula="of:=HLOOKUP([.$L18];['file:///home/neimv/Projects/master_python/data/orders/vendor.ods'#$vendor.$F$1:.$M$4];[.M$1];0)" office:value-type="string" office:string-value="Asus " calcext:value-type="string">
            <text:p>Asus </text:p>
          </table:table-cell>
          <table:table-cell table:formula="of:=HLOOKUP([.$L18];['file:///home/neimv/Projects/master_python/data/orders/vendor.ods'#$vendor.$F$1:.$M$4];[.N$1];0)" office:value-type="float" office:value="9568484613" calcext:value-type="float">
            <text:p>9568484613</text:p>
          </table:table-cell>
          <table:table-cell table:formula="of:=HLOOKUP([.$L18];['file:///home/neimv/Projects/master_python/data/orders/vendor.ods'#$vendor.$F$1:.$M$4];[.O$1];0)" office:value-type="string" office:string-value="asus@gmail.com" calcext:value-type="string">
            <text:p>asus@gmail.co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table:formula="of:=VLOOKUP([.A19];['file:///home/neimv/Projects/master_python/data/orders/order.ods'#$order.$A$1:.$K$8];[.$E$1];0)" office:value-type="float" office:value="6" calcext:value-type="float">
            <text:p>6</text:p>
          </table:table-cell>
          <table:table-cell table:formula="of:=VLOOKUP([.$A19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19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19];['file:///home/neimv/Projects/master_python/data/orders/order.ods'#$order.$A$1:.$K$8];[.H$1];0)" office:value-type="float" office:value="30.45" calcext:value-type="float">
            <text:p>30.45</text:p>
          </table:table-cell>
          <table:table-cell table:formula="of:=VLOOKUP([.$A19];['file:///home/neimv/Projects/master_python/data/orders/order.ods'#$order.$A$1:.$K$8];[.I$1];0)" office:value-type="date" office:date-value="2018-10-16" calcext:value-type="date">
            <text:p>10/16/18</text:p>
          </table:table-cell>
          <table:table-cell table:formula="of:=VLOOKUP([.$A19];['file:///home/neimv/Projects/master_python/data/orders/order.ods'#$order.$A$1:.$K$8];[.J$1];0)" office:value-type="date" office:date-value="2018-10-19" calcext:value-type="date">
            <text:p>10/19/18</text:p>
          </table:table-cell>
          <table:table-cell table:formula="of:=VLOOKUP([.$B19];['file:///home/neimv/Projects/master_python/data/orders/products.ods'#$products.$A$1:.$C$16];[.K$1];0)" office:value-type="string" office:string-value="ESC8000 G4" calcext:value-type="string">
            <text:p>ESC8000 G4</text:p>
          </table:table-cell>
          <table:table-cell table:formula="of:=VLOOKUP([.B19];['file:///home/neimv/Projects/master_python/data/orders/product_sold_vendor.ods'#$product_sold_vendor.$B$1:.$C$16];[.$L$1];0)" office:value-type="float" office:value="5300" calcext:value-type="float">
            <text:p>5300</text:p>
          </table:table-cell>
          <table:table-cell table:formula="of:=HLOOKUP([.$L19];['file:///home/neimv/Projects/master_python/data/orders/vendor.ods'#$vendor.$F$1:.$M$4];[.M$1];0)" office:value-type="string" office:string-value="Asus " calcext:value-type="string">
            <text:p>Asus </text:p>
          </table:table-cell>
          <table:table-cell table:formula="of:=HLOOKUP([.$L19];['file:///home/neimv/Projects/master_python/data/orders/vendor.ods'#$vendor.$F$1:.$M$4];[.N$1];0)" office:value-type="float" office:value="9568484613" calcext:value-type="float">
            <text:p>9568484613</text:p>
          </table:table-cell>
          <table:table-cell table:formula="of:=HLOOKUP([.$L19];['file:///home/neimv/Projects/master_python/data/orders/vendor.ods'#$vendor.$F$1:.$M$4];[.O$1];0)" office:value-type="string" office:string-value="asus@gmail.com" calcext:value-type="string">
            <text:p>asus@gmail.co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000" calcext:value-type="float">
            <text:p>2000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table:formula="of:=VLOOKUP([.A20];['file:///home/neimv/Projects/master_python/data/orders/order.ods'#$order.$A$1:.$K$8];[.$E$1];0)" office:value-type="float" office:value="6" calcext:value-type="float">
            <text:p>6</text:p>
          </table:table-cell>
          <table:table-cell table:formula="of:=VLOOKUP([.$A20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20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0];['file:///home/neimv/Projects/master_python/data/orders/order.ods'#$order.$A$1:.$K$8];[.H$1];0)" office:value-type="float" office:value="30.45" calcext:value-type="float">
            <text:p>30.45</text:p>
          </table:table-cell>
          <table:table-cell table:formula="of:=VLOOKUP([.$A20];['file:///home/neimv/Projects/master_python/data/orders/order.ods'#$order.$A$1:.$K$8];[.I$1];0)" office:value-type="date" office:date-value="2018-10-16" calcext:value-type="date">
            <text:p>10/16/18</text:p>
          </table:table-cell>
          <table:table-cell table:formula="of:=VLOOKUP([.$A20];['file:///home/neimv/Projects/master_python/data/orders/order.ods'#$order.$A$1:.$K$8];[.J$1];0)" office:value-type="date" office:date-value="2018-10-19" calcext:value-type="date">
            <text:p>10/19/18</text:p>
          </table:table-cell>
          <table:table-cell table:formula="of:=VLOOKUP([.$B20];['file:///home/neimv/Projects/master_python/data/orders/products.ods'#$products.$A$1:.$C$16];[.K$1];0)" office:value-type="string" office:string-value="ESC8000 G4" calcext:value-type="string">
            <text:p>ESC8000 G4</text:p>
          </table:table-cell>
          <table:table-cell table:formula="of:=VLOOKUP([.B20];['file:///home/neimv/Projects/master_python/data/orders/product_sold_vendor.ods'#$product_sold_vendor.$B$1:.$C$16];[.$L$1];0)" office:value-type="float" office:value="5300" calcext:value-type="float">
            <text:p>5300</text:p>
          </table:table-cell>
          <table:table-cell table:formula="of:=HLOOKUP([.$L20];['file:///home/neimv/Projects/master_python/data/orders/vendor.ods'#$vendor.$F$1:.$M$4];[.M$1];0)" office:value-type="string" office:string-value="Asus " calcext:value-type="string">
            <text:p>Asus </text:p>
          </table:table-cell>
          <table:table-cell table:formula="of:=HLOOKUP([.$L20];['file:///home/neimv/Projects/master_python/data/orders/vendor.ods'#$vendor.$F$1:.$M$4];[.N$1];0)" office:value-type="float" office:value="9568484613" calcext:value-type="float">
            <text:p>9568484613</text:p>
          </table:table-cell>
          <table:table-cell table:formula="of:=HLOOKUP([.$L20];['file:///home/neimv/Projects/master_python/data/orders/vendor.ods'#$vendor.$F$1:.$M$4];[.O$1];0)" office:value-type="string" office:string-value="asus@gmail.com" calcext:value-type="string">
            <text:p>asus@gmail.co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float" office:value="2101" calcext:value-type="float">
            <text:p>2101</text:p>
          </table:table-cell>
          <table:table-cell office:value-type="float" office:value="1" calcext:value-type="float">
            <text:p>1</text:p>
          </table:table-cell>
          <table:table-cell table:formula="of:=VLOOKUP([.A21];['file:///home/neimv/Projects/master_python/data/orders/order.ods'#$order.$A$1:.$K$8];[.$E$1];0)" office:value-type="float" office:value="6" calcext:value-type="float">
            <text:p>6</text:p>
          </table:table-cell>
          <table:table-cell table:formula="of:=VLOOKUP([.$A21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21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1];['file:///home/neimv/Projects/master_python/data/orders/order.ods'#$order.$A$1:.$K$8];[.H$1];0)" office:value-type="float" office:value="30.45" calcext:value-type="float">
            <text:p>30.45</text:p>
          </table:table-cell>
          <table:table-cell table:formula="of:=VLOOKUP([.$A21];['file:///home/neimv/Projects/master_python/data/orders/order.ods'#$order.$A$1:.$K$8];[.I$1];0)" office:value-type="date" office:date-value="2018-10-16" calcext:value-type="date">
            <text:p>10/16/18</text:p>
          </table:table-cell>
          <table:table-cell table:formula="of:=VLOOKUP([.$A21];['file:///home/neimv/Projects/master_python/data/orders/order.ods'#$order.$A$1:.$K$8];[.J$1];0)" office:value-type="date" office:date-value="2018-10-19" calcext:value-type="date">
            <text:p>10/19/18</text:p>
          </table:table-cell>
          <table:table-cell table:formula="of:=VLOOKUP([.$B21];['file:///home/neimv/Projects/master_python/data/orders/products.ods'#$products.$A$1:.$C$16];[.K$1];0)" office:value-type="string" office:string-value="XPS 13 - 5080" calcext:value-type="string">
            <text:p>XPS 13 - 5080</text:p>
          </table:table-cell>
          <table:table-cell table:formula="of:=VLOOKUP([.B21];['file:///home/neimv/Projects/master_python/data/orders/product_sold_vendor.ods'#$product_sold_vendor.$B$1:.$C$16];[.$L$1];0)" office:value-type="float" office:value="5400" calcext:value-type="float">
            <text:p>5400</text:p>
          </table:table-cell>
          <table:table-cell table:formula="of:=HLOOKUP([.$L21];['file:///home/neimv/Projects/master_python/data/orders/vendor.ods'#$vendor.$F$1:.$M$4];[.M$1];0)" office:value-type="string" office:string-value="Dell " calcext:value-type="string">
            <text:p>Dell </text:p>
          </table:table-cell>
          <table:table-cell table:formula="of:=HLOOKUP([.$L21];['file:///home/neimv/Projects/master_python/data/orders/vendor.ods'#$vendor.$F$1:.$M$4];[.N$1];0)" office:value-type="float" office:value="8465473132" calcext:value-type="float">
            <text:p>8465473132</text:p>
          </table:table-cell>
          <table:table-cell table:formula="of:=HLOOKUP([.$L21];['file:///home/neimv/Projects/master_python/data/orders/vendor.ods'#$vendor.$F$1:.$M$4];[.O$1];0)" office:value-type="string" office:string-value="dell@gmail.com" calcext:value-type="string">
            <text:p>dell@gmail.co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00" calcext:value-type="float">
            <text:p>2100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table:formula="of:=VLOOKUP([.A22];['file:///home/neimv/Projects/master_python/data/orders/order.ods'#$order.$A$1:.$K$8];[.$E$1];0)" office:value-type="float" office:value="6" calcext:value-type="float">
            <text:p>6</text:p>
          </table:table-cell>
          <table:table-cell table:formula="of:=VLOOKUP([.$A22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22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2];['file:///home/neimv/Projects/master_python/data/orders/order.ods'#$order.$A$1:.$K$8];[.H$1];0)" office:value-type="float" office:value="30.45" calcext:value-type="float">
            <text:p>30.45</text:p>
          </table:table-cell>
          <table:table-cell table:formula="of:=VLOOKUP([.$A22];['file:///home/neimv/Projects/master_python/data/orders/order.ods'#$order.$A$1:.$K$8];[.I$1];0)" office:value-type="date" office:date-value="2018-10-16" calcext:value-type="date">
            <text:p>10/16/18</text:p>
          </table:table-cell>
          <table:table-cell table:formula="of:=VLOOKUP([.$A22];['file:///home/neimv/Projects/master_python/data/orders/order.ods'#$order.$A$1:.$K$8];[.J$1];0)" office:value-type="date" office:date-value="2018-10-19" calcext:value-type="date">
            <text:p>10/19/18</text:p>
          </table:table-cell>
          <table:table-cell table:formula="of:=VLOOKUP([.$B22];['file:///home/neimv/Projects/master_python/data/orders/products.ods'#$products.$A$1:.$C$16];[.K$1];0)" office:value-type="string" office:string-value="XPS 13 - 5080" calcext:value-type="string">
            <text:p>XPS 13 - 5080</text:p>
          </table:table-cell>
          <table:table-cell table:formula="of:=VLOOKUP([.B22];['file:///home/neimv/Projects/master_python/data/orders/product_sold_vendor.ods'#$product_sold_vendor.$B$1:.$C$16];[.$L$1];0)" office:value-type="float" office:value="5400" calcext:value-type="float">
            <text:p>5400</text:p>
          </table:table-cell>
          <table:table-cell table:formula="of:=HLOOKUP([.$L22];['file:///home/neimv/Projects/master_python/data/orders/vendor.ods'#$vendor.$F$1:.$M$4];[.M$1];0)" office:value-type="string" office:string-value="Dell " calcext:value-type="string">
            <text:p>Dell </text:p>
          </table:table-cell>
          <table:table-cell table:formula="of:=HLOOKUP([.$L22];['file:///home/neimv/Projects/master_python/data/orders/vendor.ods'#$vendor.$F$1:.$M$4];[.N$1];0)" office:value-type="float" office:value="8465473132" calcext:value-type="float">
            <text:p>8465473132</text:p>
          </table:table-cell>
          <table:table-cell table:formula="of:=HLOOKUP([.$L22];['file:///home/neimv/Projects/master_python/data/orders/vendor.ods'#$vendor.$F$1:.$M$4];[.O$1];0)" office:value-type="string" office:string-value="dell@gmail.com" calcext:value-type="string">
            <text:p>dell@gmail.co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float" office:value="2201" calcext:value-type="float">
            <text:p>2201</text:p>
          </table:table-cell>
          <table:table-cell office:value-type="float" office:value="2" calcext:value-type="float">
            <text:p>2</text:p>
          </table:table-cell>
          <table:table-cell table:formula="of:=VLOOKUP([.A23];['file:///home/neimv/Projects/master_python/data/orders/order.ods'#$order.$A$1:.$K$8];[.$E$1];0)" office:value-type="float" office:value="6" calcext:value-type="float">
            <text:p>6</text:p>
          </table:table-cell>
          <table:table-cell table:formula="of:=VLOOKUP([.$A23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23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3];['file:///home/neimv/Projects/master_python/data/orders/order.ods'#$order.$A$1:.$K$8];[.H$1];0)" office:value-type="float" office:value="30.45" calcext:value-type="float">
            <text:p>30.45</text:p>
          </table:table-cell>
          <table:table-cell table:formula="of:=VLOOKUP([.$A23];['file:///home/neimv/Projects/master_python/data/orders/order.ods'#$order.$A$1:.$K$8];[.I$1];0)" office:value-type="date" office:date-value="2018-10-16" calcext:value-type="date">
            <text:p>10/16/18</text:p>
          </table:table-cell>
          <table:table-cell table:formula="of:=VLOOKUP([.$A23];['file:///home/neimv/Projects/master_python/data/orders/order.ods'#$order.$A$1:.$K$8];[.J$1];0)" office:value-type="date" office:date-value="2018-10-19" calcext:value-type="date">
            <text:p>10/19/18</text:p>
          </table:table-cell>
          <table:table-cell table:formula="of:=VLOOKUP([.$B23];['file:///home/neimv/Projects/master_python/data/orders/products.ods'#$products.$A$1:.$C$16];[.K$1];0)" office:value-type="string" office:string-value="XPS 15 - 5070" calcext:value-type="string">
            <text:p>XPS 15 - 5070</text:p>
          </table:table-cell>
          <table:table-cell table:formula="of:=VLOOKUP([.B23];['file:///home/neimv/Projects/master_python/data/orders/product_sold_vendor.ods'#$product_sold_vendor.$B$1:.$C$16];[.$L$1];0)" office:value-type="float" office:value="5400" calcext:value-type="float">
            <text:p>5400</text:p>
          </table:table-cell>
          <table:table-cell table:formula="of:=HLOOKUP([.$L23];['file:///home/neimv/Projects/master_python/data/orders/vendor.ods'#$vendor.$F$1:.$M$4];[.M$1];0)" office:value-type="string" office:string-value="Dell " calcext:value-type="string">
            <text:p>Dell </text:p>
          </table:table-cell>
          <table:table-cell table:formula="of:=HLOOKUP([.$L23];['file:///home/neimv/Projects/master_python/data/orders/vendor.ods'#$vendor.$F$1:.$M$4];[.N$1];0)" office:value-type="float" office:value="8465473132" calcext:value-type="float">
            <text:p>8465473132</text:p>
          </table:table-cell>
          <table:table-cell table:formula="of:=HLOOKUP([.$L23];['file:///home/neimv/Projects/master_python/data/orders/vendor.ods'#$vendor.$F$1:.$M$4];[.O$1];0)" office:value-type="string" office:string-value="dell@gmail.com" calcext:value-type="string">
            <text:p>dell@gmail.com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200" calcext:value-type="float">
            <text:p>2200</text:p>
          </table:table-cell>
          <table:table-cell office:value-type="float" office:value="2202" calcext:value-type="float">
            <text:p>2202</text:p>
          </table:table-cell>
          <table:table-cell office:value-type="float" office:value="3" calcext:value-type="float">
            <text:p>3</text:p>
          </table:table-cell>
          <table:table-cell table:formula="of:=VLOOKUP([.A24];['file:///home/neimv/Projects/master_python/data/orders/order.ods'#$order.$A$1:.$K$8];[.$E$1];0)" office:value-type="float" office:value="6" calcext:value-type="float">
            <text:p>6</text:p>
          </table:table-cell>
          <table:table-cell table:formula="of:=VLOOKUP([.$A24];['file:///home/neimv/Projects/master_python/data/orders/order.ods'#$order.$A$1:.$K$8];[.F$1];0)" office:value-type="float" office:value="7" calcext:value-type="float">
            <text:p>7</text:p>
          </table:table-cell>
          <table:table-cell table:formula="of:=VLOOKUP([.$A24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4];['file:///home/neimv/Projects/master_python/data/orders/order.ods'#$order.$A$1:.$K$8];[.H$1];0)" office:value-type="float" office:value="30.45" calcext:value-type="float">
            <text:p>30.45</text:p>
          </table:table-cell>
          <table:table-cell table:formula="of:=VLOOKUP([.$A24];['file:///home/neimv/Projects/master_python/data/orders/order.ods'#$order.$A$1:.$K$8];[.I$1];0)" office:value-type="date" office:date-value="2018-10-16" calcext:value-type="date">
            <text:p>10/16/18</text:p>
          </table:table-cell>
          <table:table-cell table:formula="of:=VLOOKUP([.$A24];['file:///home/neimv/Projects/master_python/data/orders/order.ods'#$order.$A$1:.$K$8];[.J$1];0)" office:value-type="date" office:date-value="2018-10-19" calcext:value-type="date">
            <text:p>10/19/18</text:p>
          </table:table-cell>
          <table:table-cell table:formula="of:=VLOOKUP([.$B24];['file:///home/neimv/Projects/master_python/data/orders/products.ods'#$products.$A$1:.$C$16];[.K$1];0)" office:value-type="string" office:string-value="XPS 15 - 5070" calcext:value-type="string">
            <text:p>XPS 15 - 5070</text:p>
          </table:table-cell>
          <table:table-cell table:formula="of:=VLOOKUP([.B24];['file:///home/neimv/Projects/master_python/data/orders/product_sold_vendor.ods'#$product_sold_vendor.$B$1:.$C$16];[.$L$1];0)" office:value-type="float" office:value="5400" calcext:value-type="float">
            <text:p>5400</text:p>
          </table:table-cell>
          <table:table-cell table:formula="of:=HLOOKUP([.$L24];['file:///home/neimv/Projects/master_python/data/orders/vendor.ods'#$vendor.$F$1:.$M$4];[.M$1];0)" office:value-type="string" office:string-value="Dell " calcext:value-type="string">
            <text:p>Dell </text:p>
          </table:table-cell>
          <table:table-cell table:formula="of:=HLOOKUP([.$L24];['file:///home/neimv/Projects/master_python/data/orders/vendor.ods'#$vendor.$F$1:.$M$4];[.N$1];0)" office:value-type="float" office:value="8465473132" calcext:value-type="float">
            <text:p>8465473132</text:p>
          </table:table-cell>
          <table:table-cell table:formula="of:=HLOOKUP([.$L24];['file:///home/neimv/Projects/master_python/data/orders/vendor.ods'#$vendor.$F$1:.$M$4];[.O$1];0)" office:value-type="string" office:string-value="dell@gmail.com" calcext:value-type="string">
            <text:p>dell@gmail.com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table:formula="of:=VLOOKUP([.A25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25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25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5];['file:///home/neimv/Projects/master_python/data/orders/order.ods'#$order.$A$1:.$K$8];[.H$1];0)" office:value-type="float" office:value="100.2" calcext:value-type="float">
            <text:p>100.2</text:p>
          </table:table-cell>
          <table:table-cell table:formula="of:=VLOOKUP([.$A25];['file:///home/neimv/Projects/master_python/data/orders/order.ods'#$order.$A$1:.$K$8];[.I$1];0)" office:value-type="date" office:date-value="2018-10-13" calcext:value-type="date">
            <text:p>10/13/18</text:p>
          </table:table-cell>
          <table:table-cell table:formula="of:=VLOOKUP([.$A25];['file:///home/neimv/Projects/master_python/data/orders/order.ods'#$order.$A$1:.$K$8];[.J$1];0)" office:value-type="date" office:date-value="2018-10-16" calcext:value-type="date">
            <text:p>10/16/18</text:p>
          </table:table-cell>
          <table:table-cell table:formula="of:=VLOOKUP([.$B25];['file:///home/neimv/Projects/master_python/data/orders/products.ods'#$products.$A$1:.$C$16];[.K$1];0)" office:value-type="string" office:string-value="Monoprice Ultra Slim Series High Speed HDMI Cable" calcext:value-type="string">
            <text:p>Monoprice Ultra Slim Series High Speed HDMI Cable</text:p>
          </table:table-cell>
          <table:table-cell table:formula="of:=VLOOKUP([.B25];['file:///home/neimv/Projects/master_python/data/orders/product_sold_vendor.ods'#$product_sold_vendor.$B$1:.$C$16];[.$L$1];0)" office:value-type="float" office:value="5500" calcext:value-type="float">
            <text:p>5500</text:p>
          </table:table-cell>
          <table:table-cell table:formula="of:=HLOOKUP([.$L25];['file:///home/neimv/Projects/master_python/data/orders/vendor.ods'#$vendor.$F$1:.$M$4];[.M$1];0)" office:value-type="string" office:string-value="Monoprice " calcext:value-type="string">
            <text:p>Monoprice </text:p>
          </table:table-cell>
          <table:table-cell table:formula="of:=HLOOKUP([.$L25];['file:///home/neimv/Projects/master_python/data/orders/vendor.ods'#$vendor.$F$1:.$M$4];[.N$1];0)" office:value-type="float" office:value="3189831684" calcext:value-type="float">
            <text:p>3189831684</text:p>
          </table:table-cell>
          <table:table-cell table:formula="of:=HLOOKUP([.$L25];['file:///home/neimv/Projects/master_python/data/orders/vendor.ods'#$vendor.$F$1:.$M$4];[.O$1];0)" office:value-type="string" office:string-value="monoprice@gmail.com" calcext:value-type="string">
            <text:p>monoprice@gmail.com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300" calcext:value-type="float">
            <text:p>2300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  <table:table-cell table:formula="of:=VLOOKUP([.A26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26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26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6];['file:///home/neimv/Projects/master_python/data/orders/order.ods'#$order.$A$1:.$K$8];[.H$1];0)" office:value-type="float" office:value="100.2" calcext:value-type="float">
            <text:p>100.2</text:p>
          </table:table-cell>
          <table:table-cell table:formula="of:=VLOOKUP([.$A26];['file:///home/neimv/Projects/master_python/data/orders/order.ods'#$order.$A$1:.$K$8];[.I$1];0)" office:value-type="date" office:date-value="2018-10-13" calcext:value-type="date">
            <text:p>10/13/18</text:p>
          </table:table-cell>
          <table:table-cell table:formula="of:=VLOOKUP([.$A26];['file:///home/neimv/Projects/master_python/data/orders/order.ods'#$order.$A$1:.$K$8];[.J$1];0)" office:value-type="date" office:date-value="2018-10-16" calcext:value-type="date">
            <text:p>10/16/18</text:p>
          </table:table-cell>
          <table:table-cell table:formula="of:=VLOOKUP([.$B26];['file:///home/neimv/Projects/master_python/data/orders/products.ods'#$products.$A$1:.$C$16];[.K$1];0)" office:value-type="string" office:string-value="Monoprice Ultra Slim Series High Speed HDMI Cable" calcext:value-type="string">
            <text:p>Monoprice Ultra Slim Series High Speed HDMI Cable</text:p>
          </table:table-cell>
          <table:table-cell table:formula="of:=VLOOKUP([.B26];['file:///home/neimv/Projects/master_python/data/orders/product_sold_vendor.ods'#$product_sold_vendor.$B$1:.$C$16];[.$L$1];0)" office:value-type="float" office:value="5500" calcext:value-type="float">
            <text:p>5500</text:p>
          </table:table-cell>
          <table:table-cell table:formula="of:=HLOOKUP([.$L26];['file:///home/neimv/Projects/master_python/data/orders/vendor.ods'#$vendor.$F$1:.$M$4];[.M$1];0)" office:value-type="string" office:string-value="Monoprice " calcext:value-type="string">
            <text:p>Monoprice </text:p>
          </table:table-cell>
          <table:table-cell table:formula="of:=HLOOKUP([.$L26];['file:///home/neimv/Projects/master_python/data/orders/vendor.ods'#$vendor.$F$1:.$M$4];[.N$1];0)" office:value-type="float" office:value="3189831684" calcext:value-type="float">
            <text:p>3189831684</text:p>
          </table:table-cell>
          <table:table-cell table:formula="of:=HLOOKUP([.$L26];['file:///home/neimv/Projects/master_python/data/orders/vendor.ods'#$vendor.$F$1:.$M$4];[.O$1];0)" office:value-type="string" office:string-value="monoprice@gmail.com" calcext:value-type="string">
            <text:p>monoprice@gmail.com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400" calcext:value-type="float">
            <text:p>2400</text:p>
          </table:table-cell>
          <table:table-cell office:value-type="float" office:value="2401" calcext:value-type="float">
            <text:p>2401</text:p>
          </table:table-cell>
          <table:table-cell office:value-type="float" office:value="3" calcext:value-type="float">
            <text:p>3</text:p>
          </table:table-cell>
          <table:table-cell table:formula="of:=VLOOKUP([.A27];['file:///home/neimv/Projects/master_python/data/orders/order.ods'#$order.$A$1:.$K$8];[.$E$1];0)" office:value-type="float" office:value="5" calcext:value-type="float">
            <text:p>5</text:p>
          </table:table-cell>
          <table:table-cell table:formula="of:=VLOOKUP([.$A27];['file:///home/neimv/Projects/master_python/data/orders/order.ods'#$order.$A$1:.$K$8];[.F$1];0)" office:value-type="float" office:value="8" calcext:value-type="float">
            <text:p>8</text:p>
          </table:table-cell>
          <table:table-cell table:formula="of:=VLOOKUP([.$A27];['file:///home/neimv/Projects/master_python/data/orders/order.ods'#$order.$A$1:.$K$8];[.G$1];0)" office:value-type="float" office:value="0.0625" calcext:value-type="float">
            <text:p>0.0625</text:p>
          </table:table-cell>
          <table:table-cell table:formula="of:=VLOOKUP([.$A27];['file:///home/neimv/Projects/master_python/data/orders/order.ods'#$order.$A$1:.$K$8];[.H$1];0)" office:value-type="float" office:value="100.2" calcext:value-type="float">
            <text:p>100.2</text:p>
          </table:table-cell>
          <table:table-cell table:formula="of:=VLOOKUP([.$A27];['file:///home/neimv/Projects/master_python/data/orders/order.ods'#$order.$A$1:.$K$8];[.I$1];0)" office:value-type="date" office:date-value="2018-10-13" calcext:value-type="date">
            <text:p>10/13/18</text:p>
          </table:table-cell>
          <table:table-cell table:formula="of:=VLOOKUP([.$A27];['file:///home/neimv/Projects/master_python/data/orders/order.ods'#$order.$A$1:.$K$8];[.J$1];0)" office:value-type="date" office:date-value="2018-10-16" calcext:value-type="date">
            <text:p>10/16/18</text:p>
          </table:table-cell>
          <table:table-cell table:formula="of:=VLOOKUP([.$B27];['file:///home/neimv/Projects/master_python/data/orders/products.ods'#$products.$A$1:.$C$16];[.K$1];0)" office:value-type="string" office:string-value="Monoprice Ultra Slim Series High Speed HDMI Cable - 4K" calcext:value-type="string">
            <text:p>Monoprice Ultra Slim Series High Speed HDMI Cable - 4K</text:p>
          </table:table-cell>
          <table:table-cell table:formula="of:=VLOOKUP([.B27];['file:///home/neimv/Projects/master_python/data/orders/product_sold_vendor.ods'#$product_sold_vendor.$B$1:.$C$16];[.$L$1];0)" office:value-type="float" office:value="5500" calcext:value-type="float">
            <text:p>5500</text:p>
          </table:table-cell>
          <table:table-cell table:formula="of:=HLOOKUP([.$L27];['file:///home/neimv/Projects/master_python/data/orders/vendor.ods'#$vendor.$F$1:.$M$4];[.M$1];0)" office:value-type="string" office:string-value="Monoprice " calcext:value-type="string">
            <text:p>Monoprice </text:p>
          </table:table-cell>
          <table:table-cell table:formula="of:=HLOOKUP([.$L27];['file:///home/neimv/Projects/master_python/data/orders/vendor.ods'#$vendor.$F$1:.$M$4];[.N$1];0)" office:value-type="float" office:value="3189831684" calcext:value-type="float">
            <text:p>3189831684</text:p>
          </table:table-cell>
          <table:table-cell table:formula="of:=HLOOKUP([.$L27];['file:///home/neimv/Projects/master_python/data/orders/vendor.ods'#$vendor.$F$1:.$M$4];[.O$1];0)" office:value-type="string" office:string-value="monoprice@gmail.com" calcext:value-type="string">
            <text:p>monoprice@gmail.com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00" calcext:value-type="float">
            <text:p>2400</text:p>
          </table:table-cell>
          <table:table-cell office:value-type="float" office:value="2402" calcext:value-type="float">
            <text:p>2402</text:p>
          </table:table-cell>
          <table:table-cell office:value-type="float" office:value="2" calcext:value-type="float">
            <text:p>2</text:p>
          </table:table-cell>
          <table:table-cell table:formula="of:=VLOOKUP([.A28];['file:///home/neimv/Projects/master_python/data/orders/order.ods'#$order.$A$1:.$K$8];[.$E$1];0)" office:value-type="float" office:value="3" calcext:value-type="float">
            <text:p>3</text:p>
          </table:table-cell>
          <table:table-cell table:formula="of:=VLOOKUP([.$A28];['file:///home/neimv/Projects/master_python/data/orders/order.ods'#$order.$A$1:.$K$8];[.F$1];0)" office:value-type="float" office:value="5" calcext:value-type="float">
            <text:p>5</text:p>
          </table:table-cell>
          <table:table-cell table:formula="of:=VLOOKUP([.$A28];['file:///home/neimv/Projects/master_python/data/orders/order.ods'#$order.$A$1:.$K$8];[.G$1];0)" office:value-type="float" office:value="0.1025" calcext:value-type="float">
            <text:p>0.1025</text:p>
          </table:table-cell>
          <table:table-cell table:formula="of:=VLOOKUP([.$A28];['file:///home/neimv/Projects/master_python/data/orders/order.ods'#$order.$A$1:.$K$8];[.H$1];0)" office:value-type="float" office:value="58.52" calcext:value-type="float">
            <text:p>58.52</text:p>
          </table:table-cell>
          <table:table-cell table:formula="of:=VLOOKUP([.$A28];['file:///home/neimv/Projects/master_python/data/orders/order.ods'#$order.$A$1:.$K$8];[.I$1];0)" office:value-type="date" office:date-value="2018-10-21" calcext:value-type="date">
            <text:p>10/21/18</text:p>
          </table:table-cell>
          <table:table-cell table:formula="of:=VLOOKUP([.$A28];['file:///home/neimv/Projects/master_python/data/orders/order.ods'#$order.$A$1:.$K$8];[.J$1];0)" office:value-type="date" office:date-value="2018-10-24" calcext:value-type="date">
            <text:p>10/24/18</text:p>
          </table:table-cell>
          <table:table-cell table:formula="of:=VLOOKUP([.$B28];['file:///home/neimv/Projects/master_python/data/orders/products.ods'#$products.$A$1:.$C$16];[.K$1];0)" office:value-type="string" office:string-value="Monoprice Ultra Slim Series High Speed HDMI Cable - 4K" calcext:value-type="string">
            <text:p>Monoprice Ultra Slim Series High Speed HDMI Cable - 4K</text:p>
          </table:table-cell>
          <table:table-cell table:formula="of:=VLOOKUP([.B28];['file:///home/neimv/Projects/master_python/data/orders/product_sold_vendor.ods'#$product_sold_vendor.$B$1:.$C$16];[.$L$1];0)" office:value-type="float" office:value="5500" calcext:value-type="float">
            <text:p>5500</text:p>
          </table:table-cell>
          <table:table-cell table:formula="of:=HLOOKUP([.$L28];['file:///home/neimv/Projects/master_python/data/orders/vendor.ods'#$vendor.$F$1:.$M$4];[.M$1];0)" office:value-type="string" office:string-value="Monoprice " calcext:value-type="string">
            <text:p>Monoprice </text:p>
          </table:table-cell>
          <table:table-cell table:formula="of:=HLOOKUP([.$L28];['file:///home/neimv/Projects/master_python/data/orders/vendor.ods'#$vendor.$F$1:.$M$4];[.N$1];0)" office:value-type="float" office:value="3189831684" calcext:value-type="float">
            <text:p>3189831684</text:p>
          </table:table-cell>
          <table:table-cell table:formula="of:=HLOOKUP([.$L28];['file:///home/neimv/Projects/master_python/data/orders/vendor.ods'#$vendor.$F$1:.$M$4];[.O$1];0)" office:value-type="string" office:string-value="monoprice@gmail.com" calcext:value-type="string">
            <text:p>monoprice@gmail.com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float" office:value="2501" calcext:value-type="float">
            <text:p>2501</text:p>
          </table:table-cell>
          <table:table-cell office:value-type="float" office:value="3" calcext:value-type="float">
            <text:p>3</text:p>
          </table:table-cell>
          <table:table-cell table:formula="of:=VLOOKUP([.A29];['file:///home/neimv/Projects/master_python/data/orders/order.ods'#$order.$A$1:.$K$8];[.$E$1];0)" office:value-type="float" office:value="3" calcext:value-type="float">
            <text:p>3</text:p>
          </table:table-cell>
          <table:table-cell table:formula="of:=VLOOKUP([.$A29];['file:///home/neimv/Projects/master_python/data/orders/order.ods'#$order.$A$1:.$K$8];[.F$1];0)" office:value-type="float" office:value="5" calcext:value-type="float">
            <text:p>5</text:p>
          </table:table-cell>
          <table:table-cell table:formula="of:=VLOOKUP([.$A29];['file:///home/neimv/Projects/master_python/data/orders/order.ods'#$order.$A$1:.$K$8];[.G$1];0)" office:value-type="float" office:value="0.1025" calcext:value-type="float">
            <text:p>0.1025</text:p>
          </table:table-cell>
          <table:table-cell table:formula="of:=VLOOKUP([.$A29];['file:///home/neimv/Projects/master_python/data/orders/order.ods'#$order.$A$1:.$K$8];[.H$1];0)" office:value-type="float" office:value="58.52" calcext:value-type="float">
            <text:p>58.52</text:p>
          </table:table-cell>
          <table:table-cell table:formula="of:=VLOOKUP([.$A29];['file:///home/neimv/Projects/master_python/data/orders/order.ods'#$order.$A$1:.$K$8];[.I$1];0)" office:value-type="date" office:date-value="2018-10-21" calcext:value-type="date">
            <text:p>10/21/18</text:p>
          </table:table-cell>
          <table:table-cell table:formula="of:=VLOOKUP([.$A29];['file:///home/neimv/Projects/master_python/data/orders/order.ods'#$order.$A$1:.$K$8];[.J$1];0)" office:value-type="date" office:date-value="2018-10-24" calcext:value-type="date">
            <text:p>10/24/18</text:p>
          </table:table-cell>
          <table:table-cell table:formula="of:=VLOOKUP([.$B29];['file:///home/neimv/Projects/master_python/data/orders/products.ods'#$products.$A$1:.$C$16];[.K$1];0)" office:value-type="string" office:string-value="Avantree HT3189 Wireless Headphones" calcext:value-type="string">
            <text:p>Avantree HT3189 Wireless Headphones</text:p>
          </table:table-cell>
          <table:table-cell table:formula="of:=VLOOKUP([.B29];['file:///home/neimv/Projects/master_python/data/orders/product_sold_vendor.ods'#$product_sold_vendor.$B$1:.$C$16];[.$L$1];0)" office:value-type="float" office:value="5600" calcext:value-type="float">
            <text:p>5600</text:p>
          </table:table-cell>
          <table:table-cell table:formula="of:=HLOOKUP([.$L29];['file:///home/neimv/Projects/master_python/data/orders/vendor.ods'#$vendor.$F$1:.$M$4];[.M$1];0)" office:value-type="string" office:string-value="Sony " calcext:value-type="string">
            <text:p>Sony </text:p>
          </table:table-cell>
          <table:table-cell table:formula="of:=HLOOKUP([.$L29];['file:///home/neimv/Projects/master_python/data/orders/vendor.ods'#$vendor.$F$1:.$M$4];[.N$1];0)" office:value-type="float" office:value="4846531876" calcext:value-type="float">
            <text:p>4846531876</text:p>
          </table:table-cell>
          <table:table-cell table:formula="of:=HLOOKUP([.$L29];['file:///home/neimv/Projects/master_python/data/orders/vendor.ods'#$vendor.$F$1:.$M$4];[.O$1];0)" office:value-type="string" office:string-value="sony@gmail.com" calcext:value-type="string">
            <text:p>sony@gmail.com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table:formula="of:=VLOOKUP([.A30];['file:///home/neimv/Projects/master_python/data/orders/order.ods'#$order.$A$1:.$K$8];[.$E$1];0)" office:value-type="float" office:value="3" calcext:value-type="float">
            <text:p>3</text:p>
          </table:table-cell>
          <table:table-cell table:formula="of:=VLOOKUP([.$A30];['file:///home/neimv/Projects/master_python/data/orders/order.ods'#$order.$A$1:.$K$8];[.F$1];0)" office:value-type="float" office:value="5" calcext:value-type="float">
            <text:p>5</text:p>
          </table:table-cell>
          <table:table-cell table:formula="of:=VLOOKUP([.$A30];['file:///home/neimv/Projects/master_python/data/orders/order.ods'#$order.$A$1:.$K$8];[.G$1];0)" office:value-type="float" office:value="0.1025" calcext:value-type="float">
            <text:p>0.1025</text:p>
          </table:table-cell>
          <table:table-cell table:formula="of:=VLOOKUP([.$A30];['file:///home/neimv/Projects/master_python/data/orders/order.ods'#$order.$A$1:.$K$8];[.H$1];0)" office:value-type="float" office:value="58.52" calcext:value-type="float">
            <text:p>58.52</text:p>
          </table:table-cell>
          <table:table-cell table:formula="of:=VLOOKUP([.$A30];['file:///home/neimv/Projects/master_python/data/orders/order.ods'#$order.$A$1:.$K$8];[.I$1];0)" office:value-type="date" office:date-value="2018-10-21" calcext:value-type="date">
            <text:p>10/21/18</text:p>
          </table:table-cell>
          <table:table-cell table:formula="of:=VLOOKUP([.$A30];['file:///home/neimv/Projects/master_python/data/orders/order.ods'#$order.$A$1:.$K$8];[.J$1];0)" office:value-type="date" office:date-value="2018-10-24" calcext:value-type="date">
            <text:p>10/24/18</text:p>
          </table:table-cell>
          <table:table-cell table:formula="of:=VLOOKUP([.$B30];['file:///home/neimv/Projects/master_python/data/orders/products.ods'#$products.$A$1:.$C$16];[.K$1];0)" office:value-type="string" office:string-value="Avantree HT3189 Wireless Headphones" calcext:value-type="string">
            <text:p>Avantree HT3189 Wireless Headphones</text:p>
          </table:table-cell>
          <table:table-cell table:formula="of:=VLOOKUP([.B30];['file:///home/neimv/Projects/master_python/data/orders/product_sold_vendor.ods'#$product_sold_vendor.$B$1:.$C$16];[.$L$1];0)" office:value-type="float" office:value="5600" calcext:value-type="float">
            <text:p>5600</text:p>
          </table:table-cell>
          <table:table-cell table:formula="of:=HLOOKUP([.$L30];['file:///home/neimv/Projects/master_python/data/orders/vendor.ods'#$vendor.$F$1:.$M$4];[.M$1];0)" office:value-type="string" office:string-value="Sony " calcext:value-type="string">
            <text:p>Sony </text:p>
          </table:table-cell>
          <table:table-cell table:formula="of:=HLOOKUP([.$L30];['file:///home/neimv/Projects/master_python/data/orders/vendor.ods'#$vendor.$F$1:.$M$4];[.N$1];0)" office:value-type="float" office:value="4846531876" calcext:value-type="float">
            <text:p>4846531876</text:p>
          </table:table-cell>
          <table:table-cell table:formula="of:=HLOOKUP([.$L30];['file:///home/neimv/Projects/master_python/data/orders/vendor.ods'#$vendor.$F$1:.$M$4];[.O$1];0)" office:value-type="string" office:string-value="sony@gmail.com" calcext:value-type="string">
            <text:p>sony@gmail.com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float" office:value="2601" calcext:value-type="float">
            <text:p>2601</text:p>
          </table:table-cell>
          <table:table-cell office:value-type="float" office:value="2" calcext:value-type="float">
            <text:p>2</text:p>
          </table:table-cell>
          <table:table-cell table:formula="of:=VLOOKUP([.A31];['file:///home/neimv/Projects/master_python/data/orders/order.ods'#$order.$A$1:.$K$8];[.$E$1];0)" office:value-type="float" office:value="3" calcext:value-type="float">
            <text:p>3</text:p>
          </table:table-cell>
          <table:table-cell table:formula="of:=VLOOKUP([.$A31];['file:///home/neimv/Projects/master_python/data/orders/order.ods'#$order.$A$1:.$K$8];[.F$1];0)" office:value-type="float" office:value="5" calcext:value-type="float">
            <text:p>5</text:p>
          </table:table-cell>
          <table:table-cell table:formula="of:=VLOOKUP([.$A31];['file:///home/neimv/Projects/master_python/data/orders/order.ods'#$order.$A$1:.$K$8];[.G$1];0)" office:value-type="float" office:value="0.1025" calcext:value-type="float">
            <text:p>0.1025</text:p>
          </table:table-cell>
          <table:table-cell table:formula="of:=VLOOKUP([.$A31];['file:///home/neimv/Projects/master_python/data/orders/order.ods'#$order.$A$1:.$K$8];[.H$1];0)" office:value-type="float" office:value="58.52" calcext:value-type="float">
            <text:p>58.52</text:p>
          </table:table-cell>
          <table:table-cell table:formula="of:=VLOOKUP([.$A31];['file:///home/neimv/Projects/master_python/data/orders/order.ods'#$order.$A$1:.$K$8];[.I$1];0)" office:value-type="date" office:date-value="2018-10-21" calcext:value-type="date">
            <text:p>10/21/18</text:p>
          </table:table-cell>
          <table:table-cell table:formula="of:=VLOOKUP([.$A31];['file:///home/neimv/Projects/master_python/data/orders/order.ods'#$order.$A$1:.$K$8];[.J$1];0)" office:value-type="date" office:date-value="2018-10-24" calcext:value-type="date">
            <text:p>10/24/18</text:p>
          </table:table-cell>
          <table:table-cell table:formula="of:=VLOOKUP([.$B31];['file:///home/neimv/Projects/master_python/data/orders/products.ods'#$products.$A$1:.$C$16];[.K$1];0)" office:value-type="string" office:string-value="COWIN E7 PRO" calcext:value-type="string">
            <text:p>COWIN E7 PRO</text:p>
          </table:table-cell>
          <table:table-cell table:formula="of:=VLOOKUP([.B31];['file:///home/neimv/Projects/master_python/data/orders/product_sold_vendor.ods'#$product_sold_vendor.$B$1:.$C$16];[.$L$1];0)" office:value-type="float" office:value="5600" calcext:value-type="float">
            <text:p>5600</text:p>
          </table:table-cell>
          <table:table-cell table:formula="of:=HLOOKUP([.$L31];['file:///home/neimv/Projects/master_python/data/orders/vendor.ods'#$vendor.$F$1:.$M$4];[.M$1];0)" office:value-type="string" office:string-value="Sony " calcext:value-type="string">
            <text:p>Sony </text:p>
          </table:table-cell>
          <table:table-cell table:formula="of:=HLOOKUP([.$L31];['file:///home/neimv/Projects/master_python/data/orders/vendor.ods'#$vendor.$F$1:.$M$4];[.N$1];0)" office:value-type="float" office:value="4846531876" calcext:value-type="float">
            <text:p>4846531876</text:p>
          </table:table-cell>
          <table:table-cell table:formula="of:=HLOOKUP([.$L31];['file:///home/neimv/Projects/master_python/data/orders/vendor.ods'#$vendor.$F$1:.$M$4];[.O$1];0)" office:value-type="string" office:string-value="sony@gmail.com" calcext:value-type="string">
            <text:p>sony@gmail.com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600" calcext:value-type="float">
            <text:p>2600</text:p>
          </table:table-cell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table:formula="of:=VLOOKUP([.A32];['file:///home/neimv/Projects/master_python/data/orders/order.ods'#$order.$A$1:.$K$8];[.$E$1];0)" office:value-type="float" office:value="3" calcext:value-type="float">
            <text:p>3</text:p>
          </table:table-cell>
          <table:table-cell table:formula="of:=VLOOKUP([.$A32];['file:///home/neimv/Projects/master_python/data/orders/order.ods'#$order.$A$1:.$K$8];[.F$1];0)" office:value-type="float" office:value="5" calcext:value-type="float">
            <text:p>5</text:p>
          </table:table-cell>
          <table:table-cell table:formula="of:=VLOOKUP([.$A32];['file:///home/neimv/Projects/master_python/data/orders/order.ods'#$order.$A$1:.$K$8];[.G$1];0)" office:value-type="float" office:value="0.1025" calcext:value-type="float">
            <text:p>0.1025</text:p>
          </table:table-cell>
          <table:table-cell table:formula="of:=VLOOKUP([.$A32];['file:///home/neimv/Projects/master_python/data/orders/order.ods'#$order.$A$1:.$K$8];[.H$1];0)" office:value-type="float" office:value="58.52" calcext:value-type="float">
            <text:p>58.52</text:p>
          </table:table-cell>
          <table:table-cell table:formula="of:=VLOOKUP([.$A32];['file:///home/neimv/Projects/master_python/data/orders/order.ods'#$order.$A$1:.$K$8];[.I$1];0)" office:value-type="date" office:date-value="2018-10-21" calcext:value-type="date">
            <text:p>10/21/18</text:p>
          </table:table-cell>
          <table:table-cell table:formula="of:=VLOOKUP([.$A32];['file:///home/neimv/Projects/master_python/data/orders/order.ods'#$order.$A$1:.$K$8];[.J$1];0)" office:value-type="date" office:date-value="2018-10-24" calcext:value-type="date">
            <text:p>10/24/18</text:p>
          </table:table-cell>
          <table:table-cell table:formula="of:=VLOOKUP([.$B32];['file:///home/neimv/Projects/master_python/data/orders/products.ods'#$products.$A$1:.$C$16];[.K$1];0)" office:value-type="string" office:string-value="COWIN E7 PRO" calcext:value-type="string">
            <text:p>COWIN E7 PRO</text:p>
          </table:table-cell>
          <table:table-cell table:formula="of:=VLOOKUP([.B32];['file:///home/neimv/Projects/master_python/data/orders/product_sold_vendor.ods'#$product_sold_vendor.$B$1:.$C$16];[.$L$1];0)" office:value-type="float" office:value="5600" calcext:value-type="float">
            <text:p>5600</text:p>
          </table:table-cell>
          <table:table-cell table:formula="of:=HLOOKUP([.$L32];['file:///home/neimv/Projects/master_python/data/orders/vendor.ods'#$vendor.$F$1:.$M$4];[.M$1];0)" office:value-type="string" office:string-value="Sony " calcext:value-type="string">
            <text:p>Sony </text:p>
          </table:table-cell>
          <table:table-cell table:formula="of:=HLOOKUP([.$L32];['file:///home/neimv/Projects/master_python/data/orders/vendor.ods'#$vendor.$F$1:.$M$4];[.N$1];0)" office:value-type="float" office:value="4846531876" calcext:value-type="float">
            <text:p>4846531876</text:p>
          </table:table-cell>
          <table:table-cell table:formula="of:=HLOOKUP([.$L32];['file:///home/neimv/Projects/master_python/data/orders/vendor.ods'#$vendor.$F$1:.$M$4];[.O$1];0)" office:value-type="string" office:string-value="sony@gmail.com" calcext:value-type="string">
            <text:p>sony@gmail.com</text:p>
          </table:table-cell>
        </table:table-row>
      </table:table>
      <table:table table:name="'file:///home/neimv/Projects/master_python/data/orders/order.ods'#order" table:print="false" table:style-name="ta_extref">
        <table:table-source xlink:type="simple" xlink:href="../order.ods" table:table-name="order" table:mode="copy-results-only"/>
        <table:table-column table:number-columns-repeated="11"/>
        <table:table-row>
          <table:table-cell table:style-name="ce1" office:value-type="string">
            <text:p>order_id</text:p>
          </table:table-cell>
          <table:table-cell table:style-name="ce1" office:value-type="string">
            <text:p>total_item</text:p>
          </table:table-cell>
          <table:table-cell table:style-name="ce1" office:value-type="string">
            <text:p>shipping_fee</text:p>
          </table:table-cell>
          <table:table-cell table:style-name="ce1" office:value-type="string">
            <text:p>tax </text:p>
          </table:table-cell>
          <table:table-cell table:style-name="ce1" office:value-type="string">
            <text:p>total_cost</text:p>
          </table:table-cell>
          <table:table-cell table:style-name="ce1" office:value-type="string">
            <text:p>order_date</text:p>
          </table:table-cell>
          <table:table-cell table:style-name="ce1" office:value-type="string">
            <text:p>delivery_date</text:p>
          </table:table-cell>
          <table:table-cell table:style-name="ce1" office:value-type="string">
            <text:p>ship_name </text:p>
          </table:table-cell>
          <table:table-cell table:style-name="ce1" office:value-type="string">
            <text:p>ship_address </text:p>
          </table:table-cell>
          <table:table-cell table:style-name="ce1" office:value-type="string">
            <text:p>tracking_number</text:p>
          </table:table-cell>
          <table:table-cell table:style-name="ce1" office:value-type="string">
            <text:p>delivery_status</text:p>
          </table:table-cell>
        </table:table-row>
        <table:table-row>
          <table:table-cell table:style-name="ce1" office:value-type="float" office:value="1000">
            <text:p>10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925">
            <text:p>0.0925</text:p>
          </table:table-cell>
          <table:table-cell table:style-name="ce1" office:value-type="float" office:value="50.02">
            <text:p>50.02</text:p>
          </table:table-cell>
          <table:table-cell table:style-name="ce1" office:value-type="float" office:value="43390">
            <text:p>43390</text:p>
          </table:table-cell>
          <table:table-cell table:style-name="ce1" office:value-type="float" office:value="43393">
            <text:p>43393</text:p>
          </table:table-cell>
          <table:table-cell table:style-name="ce1" office:value-type="string">
            <text:p>Anna Addison</text:p>
          </table:table-cell>
          <table:table-cell table:style-name="ce1" office:value-type="string">
            <text:p>1325 Candy Rd, San Francisco, CA 96123</text:p>
          </table:table-cell>
          <table:table-cell table:style-name="ce1" office:value-type="string">
            <text:p>ZW60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1">
            <text:p>10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62.45">
            <text:p>62.45</text:p>
          </table:table-cell>
          <table:table-cell table:style-name="ce1" office:value-type="float" office:value="43388">
            <text:p>43388</text:p>
          </table:table-cell>
          <table:table-cell table:style-name="ce1" office:value-type="float" office:value="43391">
            <text:p>43391</text:p>
          </table:table-cell>
          <table:table-cell table:style-name="ce1" office:value-type="string">
            <text:p>Carol Campbell</text:p>
          </table:table-cell>
          <table:table-cell table:style-name="ce1" office:value-type="string">
            <text:p>1931 Brown St, Gainesville, FL 85321</text:p>
          </table:table-cell>
          <table:table-cell table:style-name="ce1" office:value-type="string">
            <text:p>AB61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2">
            <text:p>10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40.33">
            <text:p>40.33</text:p>
          </table:table-cell>
          <table:table-cell table:style-name="ce1" office:value-type="float" office:value="43387">
            <text:p>43387</text:p>
          </table:table-cell>
          <table:table-cell table:style-name="ce1" office:value-type="float" office:value="43390">
            <text:p>43390</text:p>
          </table:table-cell>
          <table:table-cell table:style-name="ce1" office:value-type="string">
            <text:p>Julia Jones </text:p>
          </table:table-cell>
          <table:table-cell table:style-name="ce1" office:value-type="string">
            <text:p>1622 Seaside St, Seattle, WA 32569 </text:p>
          </table:table-cell>
          <table:table-cell table:style-name="ce1" office:value-type="string">
            <text:p>CD62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3">
            <text:p>100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70.98">
            <text:p>70.98</text:p>
          </table:table-cell>
          <table:table-cell table:style-name="ce1" office:value-type="float" office:value="43385">
            <text:p>43385</text:p>
          </table:table-cell>
          <table:table-cell table:style-name="ce1" office:value-type="float" office:value="43388">
            <text:p>43388</text:p>
          </table:table-cell>
          <table:table-cell table:style-name="ce1" office:value-type="string">
            <text:p>Irene Everly </text:p>
          </table:table-cell>
          <table:table-cell table:style-name="ce1" office:value-type="string">
            <text:p>1756 East Dr, Houston, TX 28562</text:p>
          </table:table-cell>
          <table:table-cell table:style-name="ce1" office:value-type="string">
            <text:p>KB63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4">
            <text:p>100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30.45">
            <text:p>30.45</text:p>
          </table:table-cell>
          <table:table-cell table:style-name="ce1" office:value-type="float" office:value="43389">
            <text:p>43389</text:p>
          </table:table-cell>
          <table:table-cell table:style-name="ce1" office:value-type="float" office:value="43392">
            <text:p>43392</text:p>
          </table:table-cell>
          <table:table-cell table:style-name="ce1" office:value-type="string">
            <text:p>Rachel Rose</text:p>
          </table:table-cell>
          <table:table-cell table:style-name="ce1" office:value-type="string">
            <text:p>1465 River Dr, Boston, MA 43625 </text:p>
          </table:table-cell>
          <table:table-cell table:style-name="ce1" office:value-type="string">
            <text:p>IK64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005">
            <text:p>100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625">
            <text:p>0.0625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43386">
            <text:p>43386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Sophie Sutton</text:p>
          </table:table-cell>
          <table:table-cell table:style-name="ce1" office:value-type="string">
            <text:p>1896 West Dr, Portland, OR 65842</text:p>
          </table:table-cell>
          <table:table-cell table:style-name="ce1" office:value-type="string">
            <text:p>OP65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1006">
            <text:p>10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58.52">
            <text:p>58.52</text:p>
          </table:table-cell>
          <table:table-cell table:style-name="ce1" office:value-type="float" office:value="43394">
            <text:p>43394</text:p>
          </table:table-cell>
          <table:table-cell table:style-name="ce1" office:value-type="float" office:value="43397">
            <text:p>43397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1252 Vine St, Chicago, IL 73215</text:p>
          </table:table-cell>
          <table:table-cell table:style-name="ce1" office:value-type="string">
            <text:p>XH66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70.98">
            <text:p>70.98</text:p>
          </table:table-cell>
          <table:table-cell table:style-name="ce1" office:value-type="float" office:value="43389">
            <text:p>43389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ZW60001 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43387">
            <text:p>43387</text:p>
          </table:table-cell>
          <table:table-cell table:style-name="ce1" office:value-type="float" office:value="43392">
            <text:p>43392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CD62001 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float" office:value="0.087">
            <text:p>0.087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43388">
            <text:p>43388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IK64001 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float" office:value="0.1025">
            <text:p>0.1025</text:p>
          </table:table-cell>
          <table:table-cell table:style-name="ce1" office:value-type="float" office:value="43394">
            <text:p>43394</text:p>
          </table:table-cell>
          <table:table-cell table:style-name="ce1" office:value-type="string">
            <text:p>Wendy West</text:p>
          </table:table-cell>
          <table:table-cell table:style-name="ce1" office:value-type="string">
            <text:p>XH66001 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float" office:value="43389">
            <text:p>43389</text:p>
          </table:table-cell>
          <table:table-cell table:style-name="ce1" office:value-type="string">
            <text:p>Wendy West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0.1025">
            <text:p>0.1025</text:p>
          </table:table-cell>
          <table:table-cell table:style-name="ce1" office:value-type="string">
            <text:p>Wendy West</text:p>
          </table:table-cell>
        </table:table-row>
        <table:table-row>
          <table:table-cell table:style-name="ce1" office:value-type="string">
            <text:p>Wendy West</text:p>
          </table:table-cell>
        </table:table-row>
      </table:table>
      <table:table table:name="'file:///home/neimv/Projects/master_python/data/orders/products.ods'#products" table:print="false" table:style-name="ta_extref">
        <table:table-source xlink:type="simple" xlink:href="../products.ods" table:table-name="products" table:mode="copy-results-only"/>
        <table:table-column table:number-columns-repeated="3"/>
        <table:table-row>
          <table:table-cell table:style-name="ce1" office:value-type="string">
            <text:p>product_id</text:p>
          </table:table-cell>
          <table:table-cell table:style-name="ce1" office:value-type="string">
            <text:p>product_name</text:p>
          </table:table-cell>
          <table:table-cell table:style-name="ce1" office:value-type="string">
            <text:p>descriptions</text:p>
          </table:table-cell>
        </table:table-row>
        <table:table-row>
          <table:table-cell table:style-name="ce1" office:value-type="float" office:value="1200">
            <text:p>1200</text:p>
          </table:table-cell>
          <table:table-cell table:style-name="ce1" office:value-type="string">
            <text:p>Macbook Pro (2017)</text:p>
          </table:table-cell>
          <table:table-cell table:style-name="ce1" office:value-type="string">
            <text:p>The ultimate pro notebook. MacBook Pro features faster processors ;upgraded memory;the Apple T2 chip;and a Retina display with True Tone technology.</text:p>
          </table:table-cell>
        </table:table-row>
        <table:table-row>
          <table:table-cell table:style-name="ce1" office:value-type="float" office:value="1300">
            <text:p>1300</text:p>
          </table:table-cell>
          <table:table-cell table:style-name="ce1" office:value-type="string">
            <text:p>Macbook Air (2015) </text:p>
          </table:table-cell>
          <table:table-cell table:style-name="ce1" office:value-type="string">
            <text:p>MacBook Air lasts up to an incredible 12 hours between charges So from your morning coffee till your evening commute;you can work unplugged. When it�s time to kick back and relax;you can get up to 12 hours of iTunes movie playback.</text:p>
          </table:table-cell>
        </table:table-row>
        <table:table-row>
          <table:table-cell table:style-name="ce1" office:value-type="float" office:value="1400">
            <text:p>1400</text:p>
          </table:table-cell>
          <table:table-cell table:style-name="ce1" office:value-type="string">
            <text:p>Iphone X</text:p>
          </table:table-cell>
          <table:table-cell table:style-name="ce1" office:value-type="string">
            <text:p>The iPhone X display is so immersive the device itself disappears into the experience. </text:p>
          </table:table-cell>
        </table:table-row>
        <table:table-row>
          <table:table-cell table:style-name="ce1" office:value-type="float" office:value="1500">
            <text:p>1500</text:p>
          </table:table-cell>
          <table:table-cell table:style-name="ce1" office:value-type="string">
            <text:p>Iphone 7</text:p>
          </table:table-cell>
          <table:table-cell table:style-name="ce1" office:value-type="string">
            <text:p>Great connectivity of this device includes Bluetooth 4.2 version with A2DP</text:p>
          </table:table-cell>
        </table:table-row>
        <table:table-row>
          <table:table-cell table:style-name="ce1" office:value-type="float" office:value="1600">
            <text:p>1600</text:p>
          </table:table-cell>
          <table:table-cell table:style-name="ce1" office:value-type="string">
            <text:p>Iphone 8</text:p>
          </table:table-cell>
          <table:table-cell table:style-name="ce1" office:value-type="string">
            <text:p>iPhone 8 introduces a glass design. The glass back enables easy wireless charging.</text:p>
          </table:table-cell>
        </table:table-row>
        <table:table-row>
          <table:table-cell table:style-name="ce1" office:value-type="float" office:value="1700">
            <text:p>1700</text:p>
          </table:table-cell>
          <table:table-cell table:style-name="ce1" office:value-type="string">
            <text:p>Ipad Air</text:p>
          </table:table-cell>
          <table:table-cell table:style-name="ce1" office:value-type="string">
            <text:p>4th gen The iPad Air is unbelievably thin and light. And yet it is so much more powerful and capable</text:p>
          </table:table-cell>
        </table:table-row>
        <table:table-row>
          <table:table-cell table:style-name="ce1" office:value-type="float" office:value="1800">
            <text:p>1800</text:p>
          </table:table-cell>
          <table:table-cell table:style-name="ce1" office:value-type="string">
            <text:p>Ipad Mini 3th gen</text:p>
          </table:table-cell>
          <table:table-cell table:style-name="ce1" office:value-type="string">
            <text:p>3th gen Everything you love about iPad � the beautiful screen and fast</text:p>
          </table:table-cell>
        </table:table-row>
        <table:table-row>
          <table:table-cell table:style-name="ce1" office:value-type="float" office:value="1900">
            <text:p>1900</text:p>
          </table:table-cell>
          <table:table-cell table:style-name="ce1" office:value-type="string">
            <text:p>ESC8000 G3</text:p>
          </table:table-cell>
          <table:table-cell table:style-name="ce1" office:value-type="string">
            <text:p>G3 High-density GPU server with hybrid computing power. ASUS-patented Adaptable Topology design.</text:p>
          </table:table-cell>
        </table:table-row>
        <table:table-row>
          <table:table-cell table:style-name="ce1" office:value-type="float" office:value="2000">
            <text:p>2000</text:p>
          </table:table-cell>
          <table:table-cell table:style-name="ce1" office:value-type="string">
            <text:p>ESC8000 G4</text:p>
          </table:table-cell>
          <table:table-cell table:style-name="ce1" office:value-type="string">
            <text:p>G4 High performance ASUS 2U server with hybrid-storage design and high power-efficiency</text:p>
          </table:table-cell>
        </table:table-row>
        <table:table-row>
          <table:table-cell table:style-name="ce1" office:value-type="float" office:value="2100">
            <text:p>2100</text:p>
          </table:table-cell>
          <table:table-cell table:style-name="ce1" office:value-type="string">
            <text:p>XPS 13 - 5080</text:p>
          </table:table-cell>
          <table:table-cell table:style-name="ce1" office:value-type="string">
            <text:p>Thinner and more powerful than ever the Dell XPS reinforces its lofty standing with an 8th Gen Intel Core processor immaculate 4K UHD display, and super-slim build.</text:p>
          </table:table-cell>
        </table:table-row>
        <table:table-row>
          <table:table-cell table:style-name="ce1" office:value-type="float" office:value="2200">
            <text:p>2200</text:p>
          </table:table-cell>
          <table:table-cell table:style-name="ce1" office:value-type="string">
            <text:p>XPS 15 - 5070</text:p>
          </table:table-cell>
          <table:table-cell table:style-name="ce1" office:value-type="string">
            <text:p>Ultra-thin and distinctly refined the stylish Dell Inspiron gives definitive elegance to a powerful and expansive PC experience.</text:p>
          </table:table-cell>
        </table:table-row>
        <table:table-row>
          <table:table-cell table:style-name="ce1" office:value-type="float" office:value="2300">
            <text:p>2300</text:p>
          </table:table-cell>
          <table:table-cell table:style-name="ce1" office:value-type="string">
            <text:p>Monoprice Ultra Slim Series High Speed HDMI Cable</text:p>
          </table:table-cell>
          <table:table-cell table:style-name="ce1" office:value-type="string">
            <text:p>The Monoprice Ultra Slim Active High Speed HDMI Cable series is designed with the thinnest TVs in mind</text:p>
          </table:table-cell>
        </table:table-row>
        <table:table-row>
          <table:table-cell table:style-name="ce1" office:value-type="float" office:value="2400">
            <text:p>2400</text:p>
          </table:table-cell>
          <table:table-cell table:style-name="ce1" office:value-type="string">
            <text:p>Monoprice Ultra Slim Series High Speed HDMI Cable - 4K</text:p>
          </table:table-cell>
          <table:table-cell table:style-name="ce1" office:value-type="string">
            <text:p>Monoprice Commercial Cable supports the following HDMI features: 4K resolution at 24Hz. 3D video. </text:p>
          </table:table-cell>
        </table:table-row>
        <table:table-row>
          <table:table-cell table:style-name="ce1" office:value-type="float" office:value="2500">
            <text:p>2500</text:p>
          </table:table-cell>
          <table:table-cell table:style-name="ce1" office:value-type="string">
            <text:p>Avantree HT3189 Wireless Headphones</text:p>
          </table:table-cell>
          <table:table-cell table:style-name="ce1" office:value-type="string">
            <text:p>Avantree HT3189 Wireless Headphones for TV Watching &amp; PC Gaming with Bluetooth</text:p>
          </table:table-cell>
        </table:table-row>
        <table:table-row>
          <table:table-cell table:style-name="ce1" office:value-type="float" office:value="2600">
            <text:p>2600</text:p>
          </table:table-cell>
          <table:table-cell table:style-name="ce1" office:value-type="string">
            <text:p>COWIN E7 PRO</text:p>
          </table:table-cell>
          <table:table-cell table:style-name="ce1" office:value-type="string">
            <text:p>Active Noise Cancelling Headphone Bluetooth Headphones with Microphone Hi-Fi Deep Bass Wireless Headphones Over Ear 30H Playtime for Travel Work TV Computer Phone</text:p>
          </table:table-cell>
        </table:table-row>
      </table:table>
      <table:table table:name="'file:///home/neimv/Projects/master_python/data/orders/product_sold_vendor.ods'#product_sold_vendor" table:print="false" table:style-name="ta_extref">
        <table:table-source xlink:type="simple" xlink:href="../product_sold_vendor.ods" table:table-name="product_sold_vendor" table:mode="copy-results-only"/>
        <table:table-column table:number-columns-repeated="3"/>
        <table:table-row>
          <table:table-cell table:style-name="ce1" office:value-type="string">
            <text:p>vendor_id</text:p>
          </table:table-cell>
          <table:table-cell table:style-name="ce1" office:value-type="string">
            <text:p>product_id</text:p>
          </table:table-cell>
          <table:table-cell table:style-name="ce1" office:value-type="string">
            <text:p>vendor_id</text:p>
          </table:table-cell>
        </table:table-row>
        <table:table-row>
          <table:table-cell table:style-name="ce1" office:value-type="float" office:value="5000">
            <text:p>5000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float" office:value="5000">
            <text:p>5000</text:p>
          </table:table-cell>
          <table:table-cell table:style-name="ce1" office:value-type="float" office:value="1300">
            <text:p>1300</text:p>
          </table:table-cell>
          <table:table-cell table:style-name="ce1" office:value-type="float" office:value="5000">
            <text:p>5000</text:p>
          </table:table-cell>
        </table:table-row>
        <table:table-row>
          <table:table-cell table:style-name="ce1" office:value-type="float" office:value="5100">
            <text:p>5100</text:p>
          </table:table-cell>
          <table:table-cell table:style-name="ce1" office:value-type="float" office:value="1400">
            <text:p>1400</text:p>
          </table:table-cell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5100">
            <text:p>5100</text:p>
          </table:table-cell>
          <table:table-cell table:style-name="ce1" office:value-type="float" office:value="1500">
            <text:p>1500</text:p>
          </table:table-cell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5100">
            <text:p>51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100">
            <text:p>5100</text:p>
          </table:table-cell>
        </table:table-row>
        <table:table-row>
          <table:table-cell table:style-name="ce1" office:value-type="float" office:value="5200">
            <text:p>5200</text:p>
          </table:table-cell>
          <table:table-cell table:style-name="ce1" office:value-type="float" office:value="1700">
            <text:p>1700</text:p>
          </table:table-cell>
          <table:table-cell table:style-name="ce1" office:value-type="float" office:value="5200">
            <text:p>5200</text:p>
          </table:table-cell>
        </table:table-row>
        <table:table-row>
          <table:table-cell table:style-name="ce1" office:value-type="float" office:value="5200">
            <text:p>5200</text:p>
          </table:table-cell>
          <table:table-cell table:style-name="ce1" office:value-type="float" office:value="1800">
            <text:p>1800</text:p>
          </table:table-cell>
          <table:table-cell table:style-name="ce1" office:value-type="float" office:value="5200">
            <text:p>5200</text:p>
          </table:table-cell>
        </table:table-row>
        <table:table-row>
          <table:table-cell table:style-name="ce1" office:value-type="float" office:value="5300">
            <text:p>5300</text:p>
          </table:table-cell>
          <table:table-cell table:style-name="ce1" office:value-type="float" office:value="1900">
            <text:p>1900</text:p>
          </table:table-cell>
          <table:table-cell table:style-name="ce1" office:value-type="float" office:value="5300">
            <text:p>5300</text:p>
          </table:table-cell>
        </table:table-row>
        <table:table-row>
          <table:table-cell table:style-name="ce1" office:value-type="float" office:value="5300">
            <text:p>53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5300">
            <text:p>5300</text:p>
          </table:table-cell>
        </table:table-row>
        <table:table-row>
          <table:table-cell table:style-name="ce1" office:value-type="float" office:value="5400">
            <text:p>5400</text:p>
          </table:table-cell>
          <table:table-cell table:style-name="ce1" office:value-type="float" office:value="2100">
            <text:p>2100</text:p>
          </table:table-cell>
          <table:table-cell table:style-name="ce1" office:value-type="float" office:value="5400">
            <text:p>5400</text:p>
          </table:table-cell>
        </table:table-row>
        <table:table-row>
          <table:table-cell table:style-name="ce1" office:value-type="float" office:value="5400">
            <text:p>5400</text:p>
          </table:table-cell>
          <table:table-cell table:style-name="ce1" office:value-type="float" office:value="2200">
            <text:p>2200</text:p>
          </table:table-cell>
          <table:table-cell table:style-name="ce1" office:value-type="float" office:value="5400">
            <text:p>5400</text:p>
          </table:table-cell>
        </table:table-row>
        <table:table-row>
          <table:table-cell table:style-name="ce1" office:value-type="float" office:value="5500">
            <text:p>5500</text:p>
          </table:table-cell>
          <table:table-cell table:style-name="ce1" office:value-type="float" office:value="2300">
            <text:p>2300</text:p>
          </table:table-cell>
          <table:table-cell table:style-name="ce1" office:value-type="float" office:value="5500">
            <text:p>5500</text:p>
          </table:table-cell>
        </table:table-row>
        <table:table-row>
          <table:table-cell table:style-name="ce1" office:value-type="float" office:value="5500">
            <text:p>5500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5500">
            <text:p>5500</text:p>
          </table:table-cell>
        </table:table-row>
        <table:table-row>
          <table:table-cell table:style-name="ce1" office:value-type="float" office:value="5600">
            <text:p>560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5600">
            <text:p>5600</text:p>
          </table:table-cell>
        </table:table-row>
        <table:table-row>
          <table:table-cell table:style-name="ce1" office:value-type="float" office:value="5600">
            <text:p>5600</text:p>
          </table:table-cell>
          <table:table-cell table:style-name="ce1" office:value-type="float" office:value="2600">
            <text:p>2600</text:p>
          </table:table-cell>
          <table:table-cell table:style-name="ce1" office:value-type="float" office:value="5600">
            <text:p>5600</text:p>
          </table:table-cell>
        </table:table-row>
        <table:table-row>
          <table:table-cell/>
          <table:table-cell table:style-name="ce1" office:value-type="float" office:value="5000">
            <text:p>5000</text:p>
          </table:table-cell>
        </table:table-row>
        <table:table-row>
          <table:table-cell/>
          <table:table-cell table:style-name="ce1" office:value-type="float" office:value="5100">
            <text:p>5100</text:p>
          </table:table-cell>
        </table:table-row>
      </table:table>
      <table:table table:name="'file:///home/neimv/Projects/master_python/data/orders/vendor.ods'#vendor" table:print="false" table:style-name="ta_extref">
        <table:table-source xlink:type="simple" xlink:href="../vendor.ods" table:table-name="vendor" table:mode="copy-results-only"/>
        <table:table-column table:number-columns-repeated="13"/>
        <table:table-row>
          <table:table-cell table:number-columns-repeated="5"/>
          <table:table-cell table:style-name="ce1" office:value-type="string">
            <text:p>vendor_id 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5100">
            <text:p>5100</text:p>
          </table:table-cell>
          <table:table-cell table:style-name="ce1" office:value-type="float" office:value="5200">
            <text:p>5200</text:p>
          </table:table-cell>
          <table:table-cell table:style-name="ce1" office:value-type="float" office:value="5300">
            <text:p>5300</text:p>
          </table:table-cell>
          <table:table-cell table:style-name="ce1" office:value-type="float" office:value="5400">
            <text:p>5400</text:p>
          </table:table-cell>
          <table:table-cell table:style-name="ce1" office:value-type="float" office:value="5500">
            <text:p>5500</text:p>
          </table:table-cell>
          <table:table-cell table:style-name="ce1" office:value-type="float" office:value="5600">
            <text:p>5600</text:p>
          </table:table-cell>
        </table:table-row>
        <table:table-row>
          <table:table-cell table:number-columns-repeated="5"/>
          <table:table-cell table:style-name="ce1" office:value-type="string">
            <text:p>vendor_name </text:p>
          </table:table-cell>
          <table:table-cell table:style-name="ce1" office:value-type="string">
            <text:p>Apple </text:p>
          </table:table-cell>
          <table:table-cell table:style-name="ce1" office:value-type="string">
            <text:p> Microsoft </text:p>
          </table:table-cell>
          <table:table-cell table:style-name="ce1" office:value-type="string">
            <text:p>Lenovo </text:p>
          </table:table-cell>
          <table:table-cell table:style-name="ce1" office:value-type="string">
            <text:p>Asus </text:p>
          </table:table-cell>
          <table:table-cell table:style-name="ce1" office:value-type="string">
            <text:p>Dell </text:p>
          </table:table-cell>
          <table:table-cell table:style-name="ce1" office:value-type="string">
            <text:p>Monoprice </text:p>
          </table:table-cell>
          <table:table-cell table:style-name="ce1" office:value-type="string">
            <text:p>Sony </text:p>
          </table:table-cell>
        </table:table-row>
        <table:table-row>
          <table:table-cell table:number-columns-repeated="5"/>
          <table:table-cell table:style-name="ce1" office:value-type="string">
            <text:p>vendor_phone </text:p>
          </table:table-cell>
          <table:table-cell table:style-name="ce1" office:value-type="float" office:value="2569561656">
            <text:p>2569561656</text:p>
          </table:table-cell>
          <table:table-cell table:style-name="ce1" office:value-type="float" office:value="6165486561">
            <text:p>6165486561</text:p>
          </table:table-cell>
          <table:table-cell table:style-name="ce1" office:value-type="float" office:value="3215689466">
            <text:p>3215689466</text:p>
          </table:table-cell>
          <table:table-cell table:style-name="ce1" office:value-type="float" office:value="9568484613">
            <text:p>9568484613</text:p>
          </table:table-cell>
          <table:table-cell table:style-name="ce1" office:value-type="float" office:value="8465473132">
            <text:p>8465473132</text:p>
          </table:table-cell>
          <table:table-cell table:style-name="ce1" office:value-type="float" office:value="3189831684">
            <text:p>3189831684</text:p>
          </table:table-cell>
          <table:table-cell table:style-name="ce1" office:value-type="float" office:value="4846531876">
            <text:p>4846531876</text:p>
          </table:table-cell>
        </table:table-row>
        <table:table-row>
          <table:table-cell table:number-columns-repeated="5"/>
          <table:table-cell table:style-name="ce1" office:value-type="string">
            <text:p>vender_email</text:p>
          </table:table-cell>
          <table:table-cell table:style-name="ce1" office:value-type="string">
            <text:p>apple@gmail.com</text:p>
          </table:table-cell>
          <table:table-cell table:style-name="ce1" office:value-type="string">
            <text:p>microsoft@gmail.com</text:p>
          </table:table-cell>
          <table:table-cell table:style-name="ce1" office:value-type="string">
            <text:p>lenovo@gmail.com</text:p>
          </table:table-cell>
          <table:table-cell table:style-name="ce1" office:value-type="string">
            <text:p>asus@gmail.com</text:p>
          </table:table-cell>
          <table:table-cell table:style-name="ce1" office:value-type="string">
            <text:p>dell@gmail.com</text:p>
          </table:table-cell>
          <table:table-cell table:style-name="ce1" office:value-type="string">
            <text:p>monoprice@gmail.com</text:p>
          </table:table-cell>
          <table:table-cell table:style-name="ce1" office:value-type="string">
            <text:p>sony@g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12:08:14.956862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date>2022-04-25T14:29:50.856441819</dc:date>
    <meta:editing-duration>PT9M23S</meta:editing-duration>
    <meta:editing-cycles>2</meta:editing-cycles>
    <meta:document-statistic meta:table-count="1" meta:cell-count="476" meta:object-count="0"/>
  </office:meta>
</office:document-meta>
</file>